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38.9pt"/>
    </style:style>
    <style:style style:name="co3" style:family="table-column">
      <style:table-column-properties fo:break-before="auto" style:column-width="124.61pt"/>
    </style:style>
    <style:style style:name="co4" style:family="table-column">
      <style:table-column-properties fo:break-before="auto" style:column-width="103.95pt"/>
    </style:style>
    <style:style style:name="co5" style:family="table-column">
      <style:table-column-properties fo:break-before="auto" style:column-width="190.49pt"/>
    </style:style>
    <style:style style:name="co6" style:family="table-column">
      <style:table-column-properties fo:break-before="auto" style:column-width="171.44pt"/>
    </style:style>
    <style:style style:name="co7" style:family="table-column">
      <style:table-column-properties fo:break-before="auto" style:column-width="219.06pt"/>
    </style:style>
    <style:style style:name="co8" style:family="table-column">
      <style:table-column-properties fo:break-before="auto" style:column-width="276.21pt"/>
    </style:style>
    <style:style style:name="co9" style:family="table-column">
      <style:table-column-properties fo:break-before="auto" style:column-width="323.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style:style style:name="ce1"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use-window-font-color="true" style:font-name="Cambria" fo:font-size="11pt" fo:font-weight="bold" style:text-underline-style="solid" style:text-underline-width="auto"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4" table:default-cell-style-name="Default"/>
        <table:table-row table:style-name="ro1">
          <table:table-cell table:style-name="ce1" office:value-type="string" calcext:value-type="string">
            <text:p>Final ID</text:p>
          </table:table-cell>
          <table:table-cell table:style-name="ce1" office:value-type="string" calcext:value-type="string">
            <text:p>Methods of Studies</text:p>
          </table:table-cell>
          <table:table-cell table:style-name="ce1" office:value-type="string" calcext:value-type="string">
            <text:p>Company</text:p>
          </table:table-cell>
          <table:table-cell table:style-name="ce1" office:value-type="string" calcext:value-type="string">
            <text:p>Analyzed Domains</text:p>
          </table:table-cell>
          <table:table-cell table:style-name="ce1" office:value-type="string" calcext:value-type="string">
            <text:p>Type of AI</text:p>
          </table:table-cell>
          <table:table-cell table:style-name="ce1" office:value-type="string" calcext:value-type="string">
            <text:p>Focus / Comments</text:p>
          </table:table-cell>
          <table:table-cell table:style-name="ce1" office:value-type="string" calcext:value-type="string">
            <text:p>Number of Participants</text:p>
          </table:table-cell>
          <table:table-cell table:style-name="ce8" office:value-type="string" calcext:value-type="string">
            <text:p>Type of Participants</text:p>
          </table:table-cell>
          <table:table-cell table:style-name="ce1" office:value-type="string" calcext:value-type="string">
            <text:p>Challenges</text:p>
          </table:table-cell>
          <table:table-cell table:style-name="ce8" office:value-type="string" calcext:value-type="string">
            <text:p>(effective) Practices</text:p>
          </table:table-cell>
          <table:table-cell table:number-columns-repeated="1014"/>
        </table:table-row>
        <table:table-row table:style-name="ro1">
          <table:table-cell table:style-name="ce2" office:value-type="float" office:value="1" calcext:value-type="float">
            <text:p>1</text:p>
          </table:table-cell>
          <table:table-cell table:style-name="ce5" office:value-type="string" calcext:value-type="string">
            <text:p>- Semi-structured Interviews </text:p>
            <text:p>- open ended questionaire</text:p>
          </table:table-cell>
          <table:table-cell table:style-name="ce5" office:value-type="string" calcext:value-type="string">
            <text:p>Microsoft</text:p>
          </table:table-cell>
          <table:table-cell table:style-name="ce3" office:value-type="string" calcext:value-type="string">
            <text:p>Software/IT</text:p>
          </table:table-cell>
          <table:table-cell table:style-name="ce7" office:value-type="string" calcext:value-type="string">
            <text:p>Machine Learning</text:p>
          </table:table-cell>
          <table:table-cell table:style-name="ce7" office:value-type="string" calcext:value-type="string">
            <text:p>Machine Learning</text:p>
            <text:p/>
            <text:p/>
            <text:p>- Semi structured and role specialized Interviews </text:p>
            <text:p>- open ended questionaire (focus on "existing work practice, challenges" and "best practices")</text:p>
          </table:table-cell>
          <table:table-cell table:style-name="ce7" office:value-type="string" calcext:value-type="string">
            <text:p><text:span text:style-name="T1">Interview</text:span>: 14 Software engineers    <text:span text:style-name="T1">Questionaire:</text:span> 551 "members of internal mailing lists"</text:p>
          </table:table-cell>
          <table:table-cell table:style-name="ce7" office:value-type="string" calcext:value-type="string">
            <text:p><text:span text:style-name="T1">Interview:</text:span> "leaders of teams with mature use of ML", "leaders of teams where AI is a major aspect of the user experience" and "people conducting company-wide internal training in AI and ML". All Participants are working for microsoft</text:p>
            <text:p><text:span text:style-name="T1">Questionnaire:</text:span> Manager and individual contributors. All Participants are working for microsoft</text:p>
          </table:table-cell>
          <table:table-cell table:style-name="ce7" office:value-type="string" calcext:value-type="string">
            <text:p>- End-to-end pipeline support</text:p>
            <text:p>- Model Debugging and Interpretability</text:p>
            <text:p>- Data availability, collection, cleaning and management</text:p>
            <text:p>- Education and Training</text:p>
            <text:p>- Model Debugging and Interpretability</text:p>
            <text:p>- Model Evolution, Evaluation, and Deployment</text:p>
            <text:p>- Compliance</text:p>
            <text:p>- Varied Perceptions</text:p>
            <text:p>- Visualization techniques</text:p>
            <text:p>- complexity of optimization techniques</text:p>
            <text:p>- Behaviour of a failing system</text:p>
          </table:table-cell>
          <table:table-cell table:style-name="ce9" office:value-type="string" calcext:value-type="string">
            <text:p>- Iterative development "day-to-day workflow"</text:p>
            <text:p>- Using "rich dashboards" showing the value provided</text:p>
            <text:p>- Make labeled data available to everybody and reuse it as much as possible</text:p>
            <text:p>- Data versioning</text:p>
            <text:p>- "each dataset is tagged with information about where it originated from and which version of the code was used to extract it"</text:p>
            <text:p>- Host a international conference</text:p>
            <text:p>- Employees give talk about internal tools, engineering details behind no novel projects and product features</text:p>
            <text:p>- Researchers talk about their findings</text:p>
            <text:p>- Host weekly open forums and everybody can ask everybody</text:p>
            <text:p>- Simplify error analysis and debugging by modularization in a conventional, layered, and tiered software architecture</text:p>
            <text:p>- "human-driven evaluation for more sensitive data categories"</text:p>
            <text:p>- Using score cards to evaluate</text:p>
            <text:p>- Automating the tests but the human should be in the loop</text:p>
            <text:p>- Automate the training and deployment pipeline</text:p>
            <text:p>- Integrate model building with the rest of the software</text:p>
            <text:p>- Use common versioning repositories</text:p>
          </table:table-cell>
          <table:table-cell table:number-columns-repeated="1014"/>
        </table:table-row>
        <table:table-row table:style-name="ro1">
          <table:table-cell table:style-name="ce3" office:value-type="float" office:value="2" calcext:value-type="float">
            <text:p>2</text:p>
          </table:table-cell>
          <table:table-cell table:style-name="ce3" office:value-type="string" calcext:value-type="string">
            <text:p>Semi-structured interviews</text:p>
          </table:table-cell>
          <table:table-cell table:style-name="ce3"/>
          <table:table-cell table:style-name="ce4" office:value-type="string" calcext:value-type="string">
            <text:p>Automotive</text:p>
            <text:p>Telecom</text:p>
            <text:p>Software/IT</text:p>
          </table:table-cell>
          <table:table-cell table:style-name="ce3" office:value-type="string" calcext:value-type="string">
            <text:p>Machine Learning</text:p>
          </table:table-cell>
          <table:table-cell table:style-name="ce3" office:value-type="string" calcext:value-type="string">
            <text:p>Challenges of Machine Learning</text:p>
          </table:table-cell>
          <table:table-cell table:style-name="ce3" office:value-type="float" office:value="12" calcext:value-type="float">
            <text:p>12</text:p>
          </table:table-cell>
          <table:table-cell table:style-name="ce3" office:value-type="string" calcext:value-type="string">
            <text:p>- Manager</text:p>
            <text:p>- Data Scientists</text:p>
            <text:p>- Researcher</text:p>
            <text:p>- Engineer</text:p>
          </table:table-cell>
          <table:table-cell table:style-name="ce3" office:value-type="string" calcext:value-type="string">
            <text:p>- Building the Infrastructure</text:p>
            <text:p>- Implementing effective experimentation infrastructure</text:p>
            <text:p>- "managing design trade-offs in customization of platform functionalities"</text:p>
            <text:p>- Data drifts in upload data</text:p>
            <text:p>- Invalidation of models</text:p>
            <text:p>- Monitoring models in production</text:p>
            <text:p>- Data collection and model localization</text:p>
            <text:p>- Scaling the models</text:p>
            <text:p>- "lack of standardized approaches for reproducing model selection experiments quickly"</text:p>
            <text:p>- Complex and poor logging mechanisms</text:p>
            <text:p>- Limited data cleaning mechanisms</text:p>
            <text:p>- Designing experiments</text:p>
            <text:p>- Formulating the Problem</text:p>
            <text:p>- Limited data cleaning mechanisms</text:p>
            <text:p>- Find cause of poor performance (if more models are handled)</text:p>
            <text:p>- Performing sliced analysis</text:p>
            <text:p>- End-to-end ML Pipeline</text:p>
          </table:table-cell>
          <table:table-cell table:style-name="ce3" office:value-type="string" calcext:value-type="string">
            <text:p>- Federated learning</text:p>
            <text:p>- Reinforcement learning</text:p>
            <text:p>- "co-existence of ML components with other software components" using traditional techniques</text:p>
            <text:p>- Cascading Deployment</text:p>
          </table:table-cell>
          <table:table-cell table:number-columns-repeated="1014"/>
        </table:table-row>
        <table:table-row table:style-name="ro1">
          <table:table-cell table:style-name="ce3" office:value-type="float" office:value="3" calcext:value-type="float">
            <text:p>3</text:p>
          </table:table-cell>
          <table:table-cell table:style-name="ce3" office:value-type="string" calcext:value-type="string">
            <text:p>Experience Report</text:p>
          </table:table-cell>
          <table:table-cell table:style-name="ce3"/>
          <table:table-cell table:style-name="ce3" office:value-type="string" calcext:value-type="string">
            <text:p>Health informatics</text:p>
          </table:table-cell>
          <table:table-cell table:style-name="ce3" office:value-type="string" calcext:value-type="string">
            <text:p>Machine Learning</text:p>
          </table:table-cell>
          <table:table-cell table:style-name="ce3" office:value-type="string" calcext:value-type="string">
            <text:p>Machine Laerning in health informatics</text:p>
          </table:table-cell>
          <table:table-cell table:style-name="ce3" table:number-columns-repeated="2"/>
          <table:table-cell table:style-name="ce3" office:value-type="string" calcext:value-type="string">
            <text:p>- Robust outputs</text:p>
            <text:p>- Reliable outputs</text:p>
            <text:p>- Fully traceable, auditable procedures for software development is needed</text:p>
            <text:p>- Code reuse is minimal (nearly the whole System must be developed)</text:p>
            <text:p>- Testing "using traditional software engineering methods"</text:p>
            <text:p>- Input data are uncertain in quantity and quality</text:p>
            <text:p>- Testing only modules (isolation of modules)</text:p>
            <text:p>- Repeat experiments</text:p>
            <text:p>- Verification of test results</text:p>
            <text:p>- Access to needed data (e.g. privacy reasons)</text:p>
            <text:p>- Storage conditions (sensitive data access only if necessary and not stored at same place)</text:p>
          </table:table-cell>
          <table:table-cell table:style-name="ce3"/>
          <table:table-cell table:number-columns-repeated="1014"/>
        </table:table-row>
        <table:table-row table:style-name="ro1">
          <table:table-cell table:style-name="ce3" office:value-type="float" office:value="4" calcext:value-type="float">
            <text:p>4</text:p>
          </table:table-cell>
          <table:table-cell table:style-name="ce3" office:value-type="string" calcext:value-type="string">
            <text:p>Questionaire-based Surve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patterns for designing machine learning systems</text:p>
          </table:table-cell>
          <table:table-cell table:style-name="ce3" office:value-type="float" office:value="9" calcext:value-type="float">
            <text:p>9</text:p>
          </table:table-cell>
          <table:table-cell table:style-name="ce3" office:value-type="string" calcext:value-type="string">
            <text:p>- Japanese developers</text:p>
            <text:p>- Developers from a workshop on software engineering</text:p>
          </table:table-cell>
          <table:table-cell table:style-name="ce3" office:value-type="string" calcext:value-type="string">
            <text:p>- Ad-hoc patterns used to develop ML systems</text:p>
          </table:table-cell>
          <table:table-cell table:style-name="ce3" office:value-type="string" calcext:value-type="string">
            <text:p>- Patterns and antipatterns for developing ML systems</text:p>
          </table:table-cell>
          <table:table-cell table:number-columns-repeated="1014"/>
        </table:table-row>
        <table:table-row table:style-name="ro1">
          <table:table-cell table:style-name="ce3" office:value-type="float" office:value="5" calcext:value-type="float">
            <text:p>5</text:p>
          </table:table-cell>
          <table:table-cell table:style-name="ce3" office:value-type="string" calcext:value-type="string">
            <text:p>Experience Report</text:p>
          </table:table-cell>
          <table:table-cell table:style-name="ce3" office:value-type="string" calcext:value-type="string">
            <text:p>Samsung</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omparison of software engineering for ML and non ML projects</text:p>
          </table:table-cell>
          <table:table-cell table:style-name="ce3" table:number-columns-repeated="2"/>
          <table:table-cell table:style-name="ce3" office:value-type="string" calcext:value-type="string">
            <text:p>- Getting training data</text:p>
            <text:p>- Long deployment cycle</text:p>
          </table:table-cell>
          <table:table-cell table:style-name="ce3" office:value-type="string" calcext:value-type="string">
            <text:p>- Using Scrum for development</text:p>
            <text:p>- More ML related terms, when writing user stories and subtasks</text:p>
          </table:table-cell>
          <table:table-cell table:number-columns-repeated="1014"/>
        </table:table-row>
        <table:table-row table:style-name="ro1">
          <table:table-cell table:style-name="ce4" office:value-type="float" office:value="6" calcext:value-type="float">
            <text:p>6</text:p>
          </table:table-cell>
          <table:table-cell table:style-name="ce3" office:value-type="string" calcext:value-type="string">
            <text:p>Analysis of three platform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Analysis of the bugs in the choosen platforms</text:p>
          </table:table-cell>
          <table:table-cell table:style-name="ce3" table:number-columns-repeated="2"/>
          <table:table-cell table:style-name="ce3" office:value-type="string" calcext:value-type="string">
            <text:p>- Incompatibility (Conflict with the OS, hardware conflicts, "Conflicts with algorithm model version", platform software problems)</text:p>
            <text:p>- Technical documentation</text:p>
            <text:p>- Performance optimization</text:p>
          </table:table-cell>
          <table:table-cell table:style-name="ce3" office:value-type="string" calcext:value-type="string">
            <text:p>- "Keep consistency between GPU and CPU"</text:p>
            <text:p>- change if conditions</text:p>
          </table:table-cell>
          <table:table-cell table:number-columns-repeated="1014"/>
        </table:table-row>
        <table:table-row table:style-name="ro1">
          <table:table-cell table:style-name="ce4" office:value-type="float" office:value="7" calcext:value-type="float">
            <text:p>7</text:p>
          </table:table-cell>
          <table:table-cell table:style-name="ce3" office:value-type="string" calcext:value-type="string">
            <text:p>- Qualitative analysis</text:p>
            <text:p>- Interviews</text:p>
          </table:table-cell>
          <table:table-cell table:style-name="ce3"/>
          <table:table-cell table:style-name="ce3" office:value-type="string" calcext:value-type="string">
            <text:p>Automotive</text:p>
          </table:table-cell>
          <table:table-cell table:style-name="ce3" office:value-type="string" calcext:value-type="string">
            <text:p>Machine Learning</text:p>
          </table:table-cell>
          <table:table-cell table:style-name="ce3" office:value-type="string" calcext:value-type="string">
            <text:p>how to adapt ISO 26262 (safety) in automotive ML systems</text:p>
          </table:table-cell>
          <table:table-cell table:style-name="ce3" office:value-type="float" office:value="2" calcext:value-type="float">
            <text:p>2</text:p>
          </table:table-cell>
          <table:table-cell table:style-name="ce3" office:value-type="string" calcext:value-type="string">
            <text:p>- Experts</text:p>
          </table:table-cell>
          <table:table-cell table:style-name="ce3" office:value-type="string" calcext:value-type="string">
            <text:p>- Some testing methods are missing</text:p>
          </table:table-cell>
          <table:table-cell table:style-name="ce3" office:value-type="string" calcext:value-type="string">
            <text:p>- Branch coverage with tolling support</text:p>
            <text:p>- Static code analysis with tooling support</text:p>
            <text:p>- MC/DC with tooling support</text:p>
            <text:p>- Fault injection test</text:p>
            <text:p>- Resource usage test</text:p>
            <text:p>- Move Requirements to the training and architecture design phase</text:p>
          </table:table-cell>
          <table:table-cell table:number-columns-repeated="1014"/>
        </table:table-row>
        <table:table-row table:style-name="ro1">
          <table:table-cell table:style-name="ce4" office:value-type="float" office:value="8" calcext:value-type="float">
            <text:p>8</text:p>
          </table:table-cell>
          <table:table-cell table:style-name="ce3" office:value-type="string" calcext:value-type="string">
            <text:p>Questionaire (Survey)</text:p>
          </table:table-cell>
          <table:table-cell table:style-name="ce3"/>
          <table:table-cell table:style-name="ce3" office:value-type="string" calcext:value-type="string">
            <text:p>Software/IT</text:p>
          </table:table-cell>
          <table:table-cell table:number-columns-repeated="2" table:style-name="ce3" office:value-type="string" calcext:value-type="string">
            <text:p>Machine Learning</text:p>
          </table:table-cell>
          <table:table-cell table:style-name="ce3" office:value-type="float" office:value="273" calcext:value-type="float">
            <text:p>273</text:p>
          </table:table-cell>
          <table:table-cell table:style-name="ce3" office:value-type="string" calcext:value-type="string">
            <text:p>Developers</text:p>
          </table:table-cell>
          <table:table-cell table:style-name="ce3" office:value-type="string" calcext:value-type="string">
            <text:p>- Decision Making (Comments on decision making)</text:p>
            <text:p>- "Gap between the engineering team and the customers" (Insufficient Understanding of Customers)</text:p>
            <text:p>- Customer want 100% accuracy (impossible)</text:p>
            <text:p>- "too much expectation regarding the functionality"</text:p>
            <text:p>- Believe easy to start</text:p>
            <text:p>- Uncertainty in Input-Output Relationships</text:p>
            <text:p>- Finding reason for a failure</text:p>
            <text:p>- Evaluating the accuracy of the data set</text:p>
            <text:p>- Evaluation of "the benefits only by using it in actual bussiness"</text:p>
            <text:p>- Coverage of tested code</text:p>
            <text:p>- Missing principles to assure the safety and stability</text:p>
            <text:p>- Making clear specifications</text:p>
            <text:p>- Implementation activities are ad-hoc</text:p>
            <text:p>- Unexpected behavior is nothing special</text:p>
          </table:table-cell>
          <table:table-cell table:style-name="ce3"/>
          <table:table-cell table:number-columns-repeated="1014"/>
        </table:table-row>
        <table:table-row table:style-name="ro1">
          <table:table-cell table:style-name="ce4" office:value-type="float" office:value="9" calcext:value-type="float">
            <text:p>9</text:p>
          </table:table-cell>
          <table:table-cell table:style-name="ce3" office:value-type="string" calcext:value-type="string">
            <text:p>- Semi-structured Interviews</text:p>
            <text:p>- verification of the analysed result from the interview by participant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developing of ML system is made in practice</text:p>
          </table:table-cell>
          <table:table-cell table:style-name="ce3" office:value-type="float" office:value="11" calcext:value-type="float">
            <text:p>11</text:p>
          </table:table-cell>
          <table:table-cell table:style-name="ce3" office:value-type="string" calcext:value-type="string">
            <text:p>- Researcher</text:p>
            <text:p>- Developer</text:p>
            <text:p>- Software Architect</text:p>
            <text:p>- Project Leader</text:p>
          </table:table-cell>
          <table:table-cell table:style-name="ce3" office:value-type="string" calcext:value-type="string">
            <text:p>- Collecting the data</text:p>
            <text:p>- Migration of data (Reason: no normalized format)</text:p>
            <text:p>- Get the ground truth (against which to test) in a perfect way (find a way to get it)</text:p>
            <text:p>- Choose the right ML algorithm (actually it is ad- hoc, try some and keep the algorithm as simple as possible)</text:p>
            <text:p>- Choose the used ML features (how to choose best, actually automatic feature selection or relying on domain knowledge, past experience and opinions</text:p>
            <text:p>- Understanding the results of the model</text:p>
            <text:p>- Understanding of nuances of the model (missing knowledge)</text:p>
            <text:p>- Other evaluation method then trial and error because of losing too much time</text:p>
            <text:p>- Testing methods</text:p>
            <text:p>- Versioning (version control) of ML components and data</text:p>
            <text:p>- Trekking the experiments (hard to reproduce without versioning and something like a protocol)</text:p>
            <text:p>- Less tools than for software engineering for "normal" systems</text:p>
          </table:table-cell>
          <table:table-cell table:style-name="ce3" office:value-type="string" calcext:value-type="string">
            <text:p>- Receive "data from third party vendors or from machine learning competition"</text:p>
            <text:p>- Using "evaluate-fix-evaluate cycle"</text:p>
          </table:table-cell>
          <table:table-cell table:number-columns-repeated="1014"/>
        </table:table-row>
        <table:table-row table:style-name="ro1">
          <table:table-cell table:style-name="ce4" office:value-type="float" office:value="10" calcext:value-type="float">
            <text:p>10</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echnical Dept</text:p>
          </table:table-cell>
          <table:table-cell table:style-name="ce3" table:number-columns-repeated="2"/>
          <table:table-cell table:style-name="ce3" office:value-type="string" calcext:value-type="string">
            <text:p>- "enforce strict abstraction boundaries" by prescribing intended behavior</text:p>
            <text:p>- Express behavior effectively</text:p>
            <text:p>- Changing anything changes everything</text:p>
            <text:p>- Undeclared consumer (creates hidden feedback loops, hard to find)</text:p>
            <text:p>- Detecting data dependencies</text:p>
            <text:p>- Missing tooling for data dependencies (for code dependencies they exist)</text:p>
            <text:p>- Input signals are unstable (qualitatively or quantitatively changing over time)</text:p>
            <text:p>- Consuming Data from others (silent update or correction)</text:p>
            <text:p>- Underutilized data dependencies (input signals that provide a little model benefit)</text:p>
            <text:p>- Missing tools for static analysis of data dependencies</text:p>
            <text:p>- Finding feedback loops (direct and hidden)</text:p>
            <text:p>- Correctly modifying of Configuration</text:p>
            <text:p>- "Comprehensive live monitoring" critical for reliability in long-term system</text:p>
          </table:table-cell>
          <table:table-cell table:style-name="ce3" office:value-type="string" calcext:value-type="string">
            <text:p>- Isolate models and serve ensembles as mitigation strategy</text:p>
            <text:p>- Use solution for slightly different problem and learn a small correction to create fast solution</text:p>
            <text:p>- Leave- one-feature-out evaluation (to remove unnecessary features)</text:p>
            <text:p>- Antipatterns (Glue Code, Pipeline Jungle, Dead experimental Codepaths, Abstraction Depth, Common Smells (Plain-old-data type smell, multiple language smell, prototype smell))</text:p>
            <text:p>- Fixed thresholds in dynamic systems</text:p>
            <text:p>- Monitoring and testing (monitoring: Prediction Bias, Action Limits, Up-Stream Producers)</text:p>
          </table:table-cell>
          <table:table-cell table:number-columns-repeated="1014"/>
        </table:table-row>
        <table:table-row table:style-name="ro1">
          <table:table-cell table:style-name="ce4" office:value-type="float" office:value="11" calcext:value-type="float">
            <text:p>11</text:p>
          </table:table-cell>
          <table:table-cell table:style-name="ce3" office:value-type="string" calcext:value-type="string">
            <text:p>Experience Report</text:p>
            <text:p>Case study</text:p>
          </table:table-cell>
          <table:table-cell table:style-name="ce3" office:value-type="string" calcext:value-type="string">
            <text:p>Microsof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roubleshooting inegrative machine learning systems</text:p>
          </table:table-cell>
          <table:table-cell table:style-name="ce3" table:number-columns-repeated="2"/>
          <table:table-cell table:style-name="ce4" office:value-type="string" calcext:value-type="string">
            <text:p>- "Complex component entanglement" (hard to disentenglement the individual impact of a component to the failure)</text:p>
            <text:p>- "improving the outputs of components does not guarantee system improvement." (non-monotonic error)</text:p>
            <text:p>- "blame assignment is challenging in integrative systems" (not clear who made the fault)</text:p>
          </table:table-cell>
          <table:table-cell table:style-name="ce4" office:value-type="string" calcext:value-type="string">
            <text:p>- Introducing human in the loop for simulating component fixes and "evaluating the systems before and after the fixes"</text:p>
            <text:p>- Component fixing tasks should be well formulated</text:p>
            <text:p>- A fix workflow (1. Current system evaluation; 2. Component fix simulation; 3.  Fix workflow execution; 4. After-fix system evaluation</text:p>
            <text:p>- Continuous quality measures (before and after fix)</text:p>
            <text:p>- "Entanglement detection requires the execution of workflows with different combinations of fixes to measure the individual and the joint effect of component fixes."</text:p>
            <text:p>- Evaluate fixes by human with the metrics: "accuracy (1-5 Likert scale), detail (1-5 Likert scale), language (1-5 Likert scale), common-</text:p>
            <text:p>sense (0-1), and general evaluation."</text:p>
            <text:p>- Fix language by using the likert scale (also the language fluency)</text:p>
            <text:p>- Divide "Evaluation data in two datasets: Satisfactory and Unsatisfactory"</text:p>
            <text:p>- "Object fixes are more effective than the activity ones"</text:p>
            <text:p>- "Language fixes are generally more effective than the commonsense fixes"</text:p>
          </table:table-cell>
          <table:table-cell table:number-columns-repeated="1014"/>
        </table:table-row>
        <table:table-row table:style-name="ro1">
          <table:table-cell table:style-name="ce4" office:value-type="float" office:value="12" calcext:value-type="float">
            <text:p>12</text:p>
          </table:table-cell>
          <table:table-cell table:style-name="ce3" office:value-type="string" calcext:value-type="string">
            <text:p>- Semi-structured Interviews</text:p>
            <text:p>- Focus Groups</text:p>
            <text:p>- Personal opinion surve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Development practices of machine learning systems</text:p>
          </table:table-cell>
          <table:table-cell table:style-name="ce3" office:value-type="string" calcext:value-type="string">
            <text:p>- Interview: 14</text:p>
            <text:p>- Focus Groups: 9</text:p>
            <text:p>- Survey: 342</text:p>
          </table:table-cell>
          <table:table-cell table:style-name="ce3" office:value-type="string" calcext:value-type="string">
            <text:p>- Developer</text:p>
            <text:p>- Software tester</text:p>
            <text:p>- Project Manager</text:p>
          </table:table-cell>
          <table:table-cell table:style-name="ce3" office:value-type="string" calcext:value-type="string">
            <text:p>- Different data lead to different requirements</text:p>
            <text:p>- Requirements are data-driven</text:p>
            <text:p>- Requirements tend to "include a conceptual description about the goal"</text:p>
            <text:p>- For same data a different application context could be understood</text:p>
            <text:p>- ML systems degrade performance after a period in production</text:p>
            <text:p>- Distributed architectural style</text:p>
            <text:p>- Low coupling in components (in practice less emphasis)</text:p>
            <text:p>- Detailed design (more flexible, "conducted in an iterative way")</text:p>
            <text:p>- Code reuse (Reusability)</text:p>
            <text:p>- Performance could be evaluated when the data model is finished</text:p>
            <text:p>- Data modeling with multiple iterative training rounds</text:p>
            <text:p>- Bugs are hidden in the data</text:p>
            <text:p>- Data (training data and testing data should not overlap too much but should not be too general)</text:p>
            <text:p>- Mismatch of data dimensions</text:p>
            <text:p>- Not so easy to find bug because of one failure</text:p>
            <text:p>- Reproducibility of test results</text:p>
            <text:p>- Test case generation</text:p>
            <text:p>- Collecting test datasets</text:p>
            <text:p>- Good performance in tests didn't guarantee good performance in practice (other data)</text:p>
            <text:p>- Configuration management (more complex)</text:p>
            <text:p>- "If the quantitative metrics are achievable is clear after training the model is finished"</text:p>
            <text:p>- Wider variety of skills is needed for Developer</text:p>
            <text:p>- "make an accurate plan for tasks in" development</text:p>
          </table:table-cell>
          <table:table-cell table:style-name="ce3" office:value-type="string" calcext:value-type="string">
            <text:p>- Quantitative measures comprise requirements</text:p>
            <text:p>- High level architectural design is relatively fixed (data collection, data cleaning, feature engineering, data modelling, execution and deployment</text:p>
            <text:p>- Detailed design more flexible</text:p>
            <text:p>- Use of frameworks and libraries for data processing and data modelling</text:p>
            <text:p>- For better Performance extend frameworks</text:p>
            <text:p>- Data modeling with multiple iterative training rounds</text:p>
            <text:p>- Build several "datasets of different sizes from small-scale to large-scale"</text:p>
            <text:p>- Dynamic computation as debugging (on sample data to verify the idea)</text:p>
            <text:p>- "freeze or write out the weights after just one iteration"</text:p>
            <text:p>- K-fold crossvalidation for testing</text:p>
            <text:p>- Use a snapshot of the whole System to reproduce results</text:p>
            <text:p>- Iterative optimization</text:p>
          </table:table-cell>
          <table:table-cell table:number-columns-repeated="1014"/>
        </table:table-row>
        <table:table-row table:style-name="ro1">
          <table:table-cell table:style-name="ce4" office:value-type="float" office:value="13" calcext:value-type="float">
            <text:p>13</text:p>
          </table:table-cell>
          <table:table-cell table:style-name="ce3" office:value-type="string" calcext:value-type="string">
            <text:p>Survey from Questions and Answers on Stack Overflow of TesnorFlow, PyTorch and Deeplearning4j</text:p>
            <text:p>715 questions were selected by the authors</text:p>
          </table:table-cell>
          <table:table-cell table:style-name="ce3"/>
          <table:table-cell table:style-name="ce3" office:value-type="string" calcext:value-type="string">
            <text:p>Software/IT</text:p>
          </table:table-cell>
          <table:table-cell table:number-columns-repeated="2" table:style-name="ce3" office:value-type="string" calcext:value-type="string">
            <text:p>Deep Learning</text:p>
          </table:table-cell>
          <table:table-cell table:style-name="ce3" table:number-columns-repeated="2"/>
          <table:table-cell table:style-name="ce3" office:value-type="string" calcext:value-type="string">
            <text:p>- Effectively use of separate computation between CPU and GPU</text:p>
            <text:p>- Model parallelism ( how to portion data and operations)</text:p>
            <text:p>- High-level network construction APIs hide everything behind the scene</text:p>
            <text:p>- Finding shape inconsistency in TensorFlow</text:p>
            <text:p>- Floating point numbers are vulnerable to numerical errors (training and evaluation problem)</text:p>
            <text:p>- GPU/CPU incompatibility (training on GPU and then run on CPU)</text:p>
            <text:p>- Find training anomalies and their reasons (Bug fix)</text:p>
            <text:p>- Behaviour consistency of model only with the same settings and platform</text:p>
          </table:table-cell>
          <table:table-cell table:style-name="ce3" office:value-type="string" calcext:value-type="string">
            <text:p>- "print parameters and gradients to console" to debug</text:p>
            <text:p>- Training time and GPU utilization ratio as metric to find performance bug</text:p>
          </table:table-cell>
          <table:table-cell table:number-columns-repeated="1014"/>
        </table:table-row>
        <table:table-row table:style-name="ro1">
          <table:table-cell table:style-name="ce4" office:value-type="float" office:value="14" calcext:value-type="float">
            <text:p>14</text:p>
          </table:table-cell>
          <table:table-cell table:style-name="ce3" office:value-type="string" calcext:value-type="string">
            <text:p>Semi-structured Interviews</text:p>
          </table:table-cell>
          <table:table-cell table:style-name="ce3" office:value-type="string" calcext:value-type="string">
            <text:p>3 local companies</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cahllenges and solutions in small companies</text:p>
            <text:p/>
            <text:p>semi structured interviews with a set of questions</text:p>
          </table:table-cell>
          <table:table-cell table:style-name="ce3" table:number-columns-repeated="2"/>
          <table:table-cell table:style-name="ce3" office:value-type="string" calcext:value-type="string">
            <text:p>- Identify the business metrics</text:p>
            <text:p>- There is "no well-defined process" for data handling</text:p>
            <text:p>- Design the database structure</text:p>
            <text:p>- Data quality and data preparation</text:p>
            <text:p>- Checking the data (completeness, duplicates, inconsistencies)</text:p>
          </table:table-cell>
          <table:table-cell table:style-name="ce3" office:value-type="string" calcext:value-type="string">
            <text:p>- 4 Stage development (1. Problem understanding, 2. Data handling, 3. Model building, 4. Model monitoring in production)</text:p>
          </table:table-cell>
          <table:table-cell table:number-columns-repeated="1014"/>
        </table:table-row>
        <table:table-row table:style-name="ro1">
          <table:table-cell table:style-name="ce4" office:value-type="float" office:value="15" calcext:value-type="float">
            <text:p>15</text:p>
          </table:table-cell>
          <table:table-cell table:style-name="ce3" office:value-type="string" calcext:value-type="string">
            <text:p>survey from Queations and Answers on Stack Overflow</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eep learning challenges / checklists only theortethical</text:p>
          </table:table-cell>
          <table:table-cell table:style-name="ce3" table:number-columns-repeated="2"/>
          <table:table-cell table:style-name="ce3" office:value-type="string" calcext:value-type="string">
            <text:p>- Performance is unknown until the model was trained and we can test it</text:p>
            <text:p>- Version Control (high level of data dependency(version of data))</text:p>
            <text:p>- Transparency (knows exactly how it perform or predict when model is trained, isolation of specific functional areas is hard)</text:p>
            <text:p>- For complex problem an "accurate explanation of the model will be as complex as the model itself</text:p>
            <text:p>- Estimating the results before training and testing is hard</text:p>
            <text:p>- Distribution over multiple machines problem for debugging</text:p>
            <text:p>- Code is not executed in imperative order (debugging problem)</text:p>
            <text:p>- Small bug could be detected very late (example: global error estimate during training)</text:p>
            <text:p>- Resource Limitations (volume of the data, extracting and transforming data, training and evaluating the model</text:p>
            <text:p>- only a few tools for data testing exists</text:p>
            <text:p>- Find small "sample that includes all the edge cases"</text:p>
            <text:p>- "data processing and model serving in production mode can differ in implementation compared to training or testing mode"</text:p>
          </table:table-cell>
          <table:table-cell table:style-name="ce3" office:value-type="string" calcext:value-type="string">
            <text:p>- Experiments reproducibility through documenting exact version (Hardware, Platform, Source Code,Configuration, Training data, Model state</text:p>
            <text:p>- Hyperparameter tuning by using automated meta-optimization methods</text:p>
            <text:p>- Testing data with a small sample of the full dataset</text:p>
          </table:table-cell>
          <table:table-cell table:number-columns-repeated="1014"/>
        </table:table-row>
        <table:table-row table:style-name="ro1">
          <table:table-cell table:style-name="ce4" office:value-type="float" office:value="16" calcext:value-type="float">
            <text:p>16</text:p>
          </table:table-cell>
          <table:table-cell table:style-name="ce3" office:value-type="string" calcext:value-type="string">
            <text:p>Experience Report</text:p>
          </table:table-cell>
          <table:table-cell table:style-name="ce3" office:value-type="string" calcext:value-type="string">
            <text:p>Facebook</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at Facebook</text:p>
          </table:table-cell>
          <table:table-cell table:style-name="ce3" table:number-columns-repeated="3"/>
          <table:table-cell table:style-name="ce3" office:value-type="string" calcext:value-type="string">
            <text:p>- Perform additional training online</text:p>
            <text:p>- Use own created pipeline management system</text:p>
            <text:p>- PyTorch optimized for research</text:p>
            <text:p>- Caffe2 optimized for production</text:p>
            <text:p>- "optimization of parameter weights through Stochastic Gradient Descent</text:p>
            <text:p>- Training on single machine by "increasing model replicas and employing data parallelism across GPUs</text:p>
            <text:p>- Distributed training</text:p>
          </table:table-cell>
          <table:table-cell table:number-columns-repeated="1014"/>
        </table:table-row>
        <table:table-row table:style-name="ro1">
          <table:table-cell table:style-name="ce4" office:value-type="float" office:value="17" calcext:value-type="float">
            <text:p>17</text:p>
          </table:table-cell>
          <table:table-cell table:style-name="ce3" office:value-type="string" calcext:value-type="string">
            <text:p>Experience Report</text:p>
          </table:table-cell>
          <table:table-cell table:style-name="ce3" office:value-type="string" calcext:value-type="string">
            <text:p>Criteo</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Sources of Variability</text:p>
          </table:table-cell>
          <table:table-cell table:style-name="ce3" office:value-type="string" calcext:value-type="string">
            <text:p>-</text:p>
          </table:table-cell>
          <table:table-cell table:style-name="ce3" table:number-columns-repeated="2"/>
          <table:table-cell table:style-name="ce3" office:value-type="string" calcext:value-type="string">
            <text:p>- Variability from asynchronous update</text:p>
            <text:p>- Downsampling the dominant classes</text:p>
            <text:p>- Deterministic shuffling of the input data</text:p>
          </table:table-cell>
          <table:table-cell table:number-columns-repeated="1014"/>
        </table:table-row>
        <table:table-row table:style-name="ro1">
          <table:table-cell table:style-name="ce4" office:value-type="float" office:value="18" calcext:value-type="float">
            <text:p>18</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Large-Scale Machine Learning</text:p>
          </table:table-cell>
          <table:table-cell table:style-name="ce3" table:number-columns-repeated="2"/>
          <table:table-cell table:style-name="ce3" office:value-type="string" calcext:value-type="string">
            <text:p>- Creating enough information but not too much</text:p>
            <text:p>- Coordination between Pig and non-pig portions of the workflow</text:p>
            <text:p>- Scaling of the machine learning tools</text:p>
            <text:p>- Integrating machine learning tools into production workflows</text:p>
            <text:p>- Mismatching workflows</text:p>
            <text:p>- Scalability bottleneck in buffering all training instances before training (for Batch learners)</text:p>
            <text:p>- Pig is "not well suited for Iterative processing"</text:p>
            <text:p/>
          </table:table-cell>
          <table:table-cell table:style-name="ce3" office:value-type="string" calcext:value-type="string">
            <text:p>- Serialize content (data)</text:p>
            <text:p>- Using protocol buffer and thrift messages</text:p>
            <text:p>- Using Pig (a high level dataflow language) (also for preparing and sampling test data)</text:p>
            <text:p>- Created own workflow manager</text:p>
            <text:p>- Downsampling</text:p>
            <text:p>- Wrapping core machine learning functionality as Pig primitives and leveraging Pig to manage large, complex dataflows</text:p>
            <text:p>- After all records passed the learner, the storage function writes the learned model to disk</text:p>
            <text:p>- With a MapReduce job many models could be constructed and all could be trained independently on each partition</text:p>
            <text:p>- Shuffling the data just prior to training</text:p>
            <text:p>- Separate data into training and test partitions</text:p>
            <text:p>- "machine learning job is just another Pig script"</text:p>
            <text:p>- Ensembles lead to higher accuracy (learning in parallel and no single machine onto which all data must be shuffled</text:p>
          </table:table-cell>
          <table:table-cell table:number-columns-repeated="1014"/>
        </table:table-row>
        <table:table-row table:style-name="ro1">
          <table:table-cell table:style-name="ce4" office:value-type="float" office:value="19" calcext:value-type="float">
            <text:p>19</text:p>
          </table:table-cell>
          <table:table-cell table:style-name="ce3" office:value-type="string" calcext:value-type="string">
            <text:p>Experience Report</text:p>
          </table:table-cell>
          <table:table-cell table:style-name="ce3" office:value-type="string" calcext:value-type="string">
            <text:p>Alibaba Group</text:p>
          </table:table-cell>
          <table:table-cell table:style-name="ce3" office:value-type="string" calcext:value-type="string">
            <text:p>Shopping</text:p>
          </table:table-cell>
          <table:table-cell table:style-name="ce4" office:value-type="string" calcext:value-type="string">
            <text:p>Ranking</text:p>
          </table:table-cell>
          <table:table-cell table:style-name="ce3" office:value-type="string" calcext:value-type="string">
            <text:p>cascade Ranking</text:p>
          </table:table-cell>
          <table:table-cell table:style-name="ce3" table:number-columns-repeated="2"/>
          <table:table-cell table:style-name="ce3" office:value-type="string" calcext:value-type="string">
            <text:p>- Too much data and too less data</text:p>
            <text:p>- Finding good combinations of features</text:p>
          </table:table-cell>
          <table:table-cell table:style-name="ce3" office:value-type="string" calcext:value-type="string">
            <text:p>- If all stages in the cascade procedure accept a feature it will be accepted otherwise it will be dropped</text:p>
            <text:p>- First filtering with simple features/models, then filter the rest with more complex features/models</text:p>
            <text:p>- Using Stochastic Gradient Descent to minimize the loss function</text:p>
            <text:p>- Single stage classifier</text:p>
            <text:p>- 2-stage approach</text:p>
          </table:table-cell>
          <table:table-cell table:number-columns-repeated="1014"/>
        </table:table-row>
        <table:table-row table:style-name="ro1">
          <table:table-cell table:style-name="ce4" office:value-type="float" office:value="20" calcext:value-type="float">
            <text:p>20</text:p>
          </table:table-cell>
          <table:table-cell table:style-name="ce3" office:value-type="string" calcext:value-type="string">
            <text:p>Experience Report</text:p>
          </table:table-cell>
          <table:table-cell table:style-name="ce3" office:value-type="string" calcext:value-type="string">
            <text:p>M6D</text:p>
          </table:table-cell>
          <table:table-cell table:style-name="ce3" office:value-type="string" calcext:value-type="string">
            <text:p>Software (Ads)</text:p>
          </table:table-cell>
          <table:table-cell table:style-name="ce3" office:value-type="string" calcext:value-type="string">
            <text:p>Data Mining</text:p>
          </table:table-cell>
          <table:table-cell table:style-name="ce3" office:value-type="string" calcext:value-type="string">
            <text:p>large scale data mining systems</text:p>
          </table:table-cell>
          <table:table-cell table:style-name="ce3" table:number-columns-repeated="2"/>
          <table:table-cell table:style-name="ce3" office:value-type="string" calcext:value-type="string">
            <text:p>- No single best classification model for each problem</text:p>
            <text:p>- Minimizing human intervention</text:p>
            <text:p>- Scaling of the systems</text:p>
            <text:p>- Missing quality control</text:p>
          </table:table-cell>
          <table:table-cell table:style-name="ce3" office:value-type="string" calcext:value-type="string">
            <text:p>- Low level classification model ("linear model over sites the user visited, mapping data define the features for the low-level model and action data define the class")</text:p>
            <text:p>- High- level linear ensemble model ("features computed from the user's cookie, form the basis")</text:p>
            <text:p>- Monitoring data stream ("rate of activity on each of our action pixels" and "quality of mapping pixels" (external data sources)</text:p>
            <text:p>- Check quality of specific source by estimating performance of the model by only using this source</text:p>
            <text:p>- Check the model by missing a specific source</text:p>
            <text:p>Transforming raw input data into labeled feature vectors</text:p>
            <text:p>- Each time one model is re-trained, it must pass two different quality checks (paired t-test, rank of correlation between sets of model coefficients in successive buildings</text:p>
            <text:p>- Adjusting the rank.order of suboptimal models without affecting any of the other models in the pipeline.</text:p>
            <text:p>- Two stage classification (fit initial classification data on the training data and recalibrating the initial estimatorusing a smooth algorithm (like GAM)use predicted probability as new score</text:p>
            <text:p>- Monitor Interfaces</text:p>
            <text:p>- Consistent, automatically-generated data samples</text:p>
            <text:p>- Easier to improve a system that provides adequate performance at scale</text:p>
          </table:table-cell>
          <table:table-cell table:number-columns-repeated="1014"/>
        </table:table-row>
        <table:table-row table:style-name="ro1">
          <table:table-cell table:style-name="ce4" office:value-type="float" office:value="21" calcext:value-type="float">
            <text:p>21</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Quick Access in Google Drive</text:p>
          </table:table-cell>
          <table:table-cell table:style-name="ce3" table:number-columns-repeated="2"/>
          <table:table-cell table:style-name="ce4" office:value-type="string" calcext:value-type="string">
            <text:p>- "Deep learning models for image recognition exchange the complexity of feature engineering for a more complicated network architecture"</text:p>
            <text:p>- Privacy (all access to the user data is logged, getting a sense for the data, logging)</text:p>
            <text:p>- data quality ('data sources were not "ML-ready" ', "major changes to the values beeing logged could invalidate the features")</text:p>
            <text:p>- Training serving screw</text:p>
          </table:table-cell>
          <table:table-cell table:style-name="ce4" office:value-type="string" calcext:value-type="string">
            <text:p>- Logging high-level actions ("create, open, edit, delete, rename, comment, and upload events")</text:p>
            <text:p>- Splitting data into train, test and validation sets</text:p>
            <text:p>- Data extraction pipeline (discards data for quality or policy reasons)</text:p>
            <text:p>- Use Flume job to create the pipeline</text:p>
            <text:p>- Distributed neural network</text:p>
            <text:p>- Test multiple models on live traffic</text:p>
            <text:p>- Model document selection as binary classification problem</text:p>
            <text:p>- Delimit open events on documents with activity within the last 60 days (Reduction in scope)</text:p>
            <text:p>- Deep neural networks</text:p>
            <text:p>- Simple stochastic gradient descent</text:p>
            <text:p>- AdaGrad algorithm</text:p>
            <text:p>- Use 5 hidden layers</text:p>
            <text:p>- "taking a logarithm of features with very large values"</text:p>
            <text:p>- "logarithm of the time elapsed since the event for the last k events of a given type</text:p>
            <text:p>- Representing k events by using k floating-point values"</text:p>
            <text:p>- Measure the coverage</text:p>
            <text:p>- Zero-state search</text:p>
            <text:p>- Use offline evaluation pipeline</text:p>
            <text:p>- Most-Recently-Used (MRU) heuristic (For all classes of users)</text:p>
            <text:p>- Measuring the engagement using the hit-rate</text:p>
            <text:p>- Sanity checks</text:p>
            <text:p>- The system must show results fast</text:p>
            <text:p>- Using Thumbnails to visualize documents in Quick Access</text:p>
          </table:table-cell>
          <table:table-cell table:number-columns-repeated="1014"/>
        </table:table-row>
        <table:table-row table:style-name="ro1">
          <table:table-cell table:style-name="ce4" office:value-type="float" office:value="22" calcext:value-type="float">
            <text:p>22</text:p>
          </table:table-cell>
          <table:table-cell table:style-name="ce3" office:value-type="string" calcext:value-type="string">
            <text:p>survey (aksed different questions with an questionaire) after they set questions with seletable answers with Software Engineering Experts and ANN domain expert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Reusability in artificial neural Networks</text:p>
            <text:p>Artificial neural Networks</text:p>
          </table:table-cell>
          <table:table-cell table:style-name="ce3" office:value-type="string" calcext:value-type="string">
            <text:p>114 were used</text:p>
          </table:table-cell>
          <table:table-cell table:style-name="ce3" office:value-type="string" calcext:value-type="string">
            <text:p>people who published papers to ANN nad person who read the the call for participants (some engineers, computer scientists and other fields (no IT))</text:p>
          </table:table-cell>
          <table:table-cell table:style-name="ce3" office:value-type="string" calcext:value-type="string">
            <text:p>- "searching for useful reusable modules"</text:p>
            <text:p>- Making modules reusable</text:p>
            <text:p>- "Modules are poorly documented"</text:p>
            <text:p>- Finding "out whether existing modules fulfils the task"</text:p>
          </table:table-cell>
          <table:table-cell table:style-name="ce3" office:value-type="string" calcext:value-type="string">
            <text:p>- Reusing the structure and the data-sets of a neural network</text:p>
          </table:table-cell>
          <table:table-cell table:number-columns-repeated="1014"/>
        </table:table-row>
        <table:table-row table:style-name="ro1">
          <table:table-cell table:style-name="ce4" office:value-type="float" office:value="23" calcext:value-type="float">
            <text:p>23</text:p>
          </table:table-cell>
          <table:table-cell table:style-name="ce3" office:value-type="string" calcext:value-type="string">
            <text:p>Experience Report</text:p>
          </table:table-cell>
          <table:table-cell table:style-name="ce3" office:value-type="string" calcext:value-type="string">
            <text:p>OneClass</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L at startups</text:p>
          </table:table-cell>
          <table:table-cell table:style-name="ce3" table:number-columns-repeated="3"/>
          <table:table-cell table:style-name="ce3" office:value-type="string" calcext:value-type="string">
            <text:p>- Set of Level 0 and Level 1 Data Flow Diagrams to identify what the data could use for</text:p>
            <text:p>- Build trust for a product (talks, seminars and presentations to show the expectations and intentions of a system and how it could reach this)</text:p>
            <text:p>- Learning from retrospective meetings</text:p>
            <text:p>- Record every decision and every changed decision</text:p>
            <text:p>- Risk management ("list risks, identify their severity, and have contingency plans ready)</text:p>
            <text:p>- Using qualitative and/or quantitative KPI evaluation</text:p>
            <text:p>- A/B testing</text:p>
            <text:p>- Reuse as much code as possible</text:p>
            <text:p>- create a method for explicit user feedback</text:p>
            <text:p>- prototyping</text:p>
            <text:p>- identifying shared resources for multiple KL products (reusability)</text:p>
          </table:table-cell>
          <table:table-cell table:number-columns-repeated="1014"/>
        </table:table-row>
        <table:table-row table:style-name="ro1">
          <table:table-cell table:style-name="ce4" office:value-type="float" office:value="24" calcext:value-type="float">
            <text:p>24</text:p>
          </table:table-cell>
          <table:table-cell table:style-name="ce3" office:value-type="string" calcext:value-type="string">
            <text:p>Experience Report</text:p>
          </table:table-cell>
          <table:table-cell table:style-name="ce3" office:value-type="string" calcext:value-type="string">
            <text:p>Facebook</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at mobile devices</text:p>
          </table:table-cell>
          <table:table-cell table:style-name="ce3" table:number-columns-repeated="2"/>
          <table:table-cell table:style-name="ce3" office:value-type="string" calcext:value-type="string">
            <text:p>- Deep learning for mobile platforms (strongly limited resources)</text:p>
            <text:p>- Performance optimization for mobile</text:p>
            <text:p>- Performance characterization and analysis (fragmentation of mobile ecosystem</text:p>
            <text:p>- Large computational demands for delivering inference</text:p>
            <text:p>- Performing embedded devices as all processing on-device with high performance delivery</text:p>
            <text:p>- "mobile inference performance exhibits significant variability, even across the same device running the same software stack</text:p>
            <text:p>- Maintain code bases to perform well across the wide range of Android devices</text:p>
            <text:p>- Programmability by using GPUs and DSPs</text:p>
          </table:table-cell>
          <table:table-cell table:style-name="ce3" office:value-type="string" calcext:value-type="string">
            <text:p>- Training phase offline in the cloud</text:p>
            <text:p>- target system for the "lowest common denominator" (here the mobile CPUs)</text:p>
            <text:p>- Before deploying for edge inference, optimization techniques (quantization) can be applied to Optimizer</text:p>
            <text:p>- Three approaches to improve model accuracy (increasing training data, refining feature sets, and changing model architectures)</text:p>
            <text:p>- Using Caffe2 features to exploit "performance optimization opportunities"</text:p>
            <text:p>- Quantize linearly a floating point tensor into 8 or fewer bits</text:p>
            <text:p>- "Vertical-designed approach to offload DNN models using the BoltNN DSP backend for its VR platforms"</text:p>
            <text:p>- Optimize trained models with " aggressive quantization and weight/channel pruning"</text:p>
          </table:table-cell>
          <table:table-cell table:number-columns-repeated="1014"/>
        </table:table-row>
        <table:table-row table:style-name="ro1">
          <table:table-cell table:style-name="ce4" office:value-type="float" office:value="25" calcext:value-type="float">
            <text:p>25</text:p>
          </table:table-cell>
          <table:table-cell table:style-name="ce3" office:value-type="string" calcext:value-type="string">
            <text:p>Authors picked 3 big systems (Mahout, Lucene, OpenNLP) and looked manualy at their bug reports and choosed some randomly (200 from Mahout, 200 from Lucente, 100 from OpenNLP), categorized them and looks for the bug fixes in the commits of repositor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often found bugs and their solutions in machine learning systems</text:p>
          </table:table-cell>
          <table:table-cell table:style-name="ce3" table:number-columns-repeated="2"/>
          <table:table-cell table:style-name="ce3" office:value-type="string" calcext:value-type="string">
            <text:p>- Algorithm/method</text:p>
            <text:p>- Timing/optimization</text:p>
            <text:p>- Data</text:p>
            <text:p>- Checking</text:p>
          </table:table-cell>
          <table:table-cell table:style-name="ce3"/>
          <table:table-cell table:number-columns-repeated="1014"/>
        </table:table-row>
        <table:table-row table:style-name="ro1">
          <table:table-cell table:style-name="ce4" office:value-type="float" office:value="26" calcext:value-type="float">
            <text:p>26</text:p>
          </table:table-cell>
          <table:table-cell table:style-name="ce3" office:value-type="string" calcext:value-type="string">
            <text:p>- Focus Groups</text:p>
            <text:p>- Semi-structured Interviews</text:p>
          </table:table-cell>
          <table:table-cell table:style-name="ce3"/>
          <table:table-cell table:style-name="ce6" office:value-type="string" calcext:value-type="string">
            <text:p>Automated vehicles</text:p>
          </table:table-cell>
          <table:table-cell table:style-name="ce3" office:value-type="string" calcext:value-type="string">
            <text:p>Machine Learning</text:p>
          </table:table-cell>
          <table:table-cell table:style-name="ce3" office:value-type="string" calcext:value-type="string">
            <text:p>challenges of testing safety of automated vehicles</text:p>
          </table:table-cell>
          <table:table-cell table:style-name="ce3" office:value-type="string" calcext:value-type="string">
            <text:p>- Focus Groups: 11</text:p>
            <text:p>- Interviews: 15</text:p>
          </table:table-cell>
          <table:table-cell table:style-name="ce3" office:value-type="string" calcext:value-type="string">
            <text:p>Manager from companies, Researcher ("close collaboration" with industry) and engineers</text:p>
          </table:table-cell>
          <table:table-cell table:style-name="ce3" office:value-type="string" calcext:value-type="string">
            <text:p>- Simulations or virtual reality as basis for certification</text:p>
            <text:p>- Specific infrastructure for combined testing in simulation and real environments</text:p>
            <text:p>- Good simulation tools regarding test efficiency</text:p>
            <text:p>- Virtual vehicles and accurate sensor models</text:p>
            <text:p>- Benchmark scenarios for simulations</text:p>
            <text:p>- Automatic labeling of data</text:p>
            <text:p>- A simulation environment relies on real-world data collected from real traffic</text:p>
            <text:p>- Missing tests for user-friendliness and robustness of functions</text:p>
            <text:p>- Regulations that defines how safe is safe enough</text:p>
            <text:p>- Data logging from many entities and scenarios</text:p>
            <text:p>- Real-world testing</text:p>
            <text:p>- Big amount of Data</text:p>
            <text:p>- Automated data analysis</text:p>
            <text:p>- Automated data collection</text:p>
            <text:p>- Automated testing on proving ground</text:p>
            <text:p>- Automated testing integrated into fully automated vehicles to guarantee safety at runtime</text:p>
          </table:table-cell>
          <table:table-cell table:style-name="ce3" office:value-type="string" calcext:value-type="string">
            <text:p>- Testing of lower level separate components</text:p>
            <text:p>- Full vehicle testing</text:p>
            <text:p>- Proving ground testing</text:p>
            <text:p>- Use case testing</text:p>
            <text:p>- Testing of sensor related aspects</text:p>
            <text:p>- "testing whether certain scenarios are fulfilled"</text:p>
          </table:table-cell>
          <table:table-cell table:number-columns-repeated="1014"/>
        </table:table-row>
        <table:table-row table:style-name="ro1">
          <table:table-cell table:style-name="ce4" office:value-type="float" office:value="27" calcext:value-type="float">
            <text:p>27</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Requirements Engineering in Machine Learning</text:p>
          </table:table-cell>
          <table:table-cell table:style-name="ce3" office:value-type="float" office:value="4" calcext:value-type="float">
            <text:p>4</text:p>
          </table:table-cell>
          <table:table-cell table:style-name="ce3" office:value-type="string" calcext:value-type="string">
            <text:p>data scientist (industry), researcher, data engineer, developer</text:p>
          </table:table-cell>
          <table:table-cell table:style-name="ce3" office:value-type="string" calcext:value-type="string">
            <text:p>- Measures to quantify the predictive power including accuracy, precision and recall</text:p>
            <text:p>- Quantification of quality targets</text:p>
            <text:p>- Defining single number evaluation metric for ML projects</text:p>
            <text:p>- Program comprehension</text:p>
            <text:p>- Explain the model (what has been learned</text:p>
            <text:p>- Explain single predictions of the model </text:p>
            <text:p>- Get enough data from every minority group into the training data</text:p>
            <text:p>- Personal data can only used in ways specified by an explicit consent (It is hard to find the specific feature that needs this data</text:p>
            <text:p>- No illegal data should be used to train the model</text:p>
            <text:p>- Specified and validated requirements for training data</text:p>
          </table:table-cell>
          <table:table-cell table:style-name="ce3" office:value-type="string" calcext:value-type="string">
            <text:p>- Lift as measure</text:p>
            <text:p>- Manipulating training data instead of ML algorithm</text:p>
            <text:p>- Use existing tools and algorithms to balance discrimination</text:p>
            <text:p>- Prepare training data to not contain "protected"characteristics</text:p>
            <text:p>- Specify requirements and data quantity on the diversity of the examples</text:p>
            <text:p>- "check the data for garbage-in/garbage-out"</text:p>
          </table:table-cell>
          <table:table-cell table:number-columns-repeated="1014"/>
        </table:table-row>
        <table:table-row table:style-name="ro1">
          <table:table-cell table:style-name="ce3" office:value-type="float" office:value="28" calcext:value-type="float">
            <text:p>28</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Data Mining</text:p>
          </table:table-cell>
          <table:table-cell table:style-name="ce3" office:value-type="string" calcext:value-type="string">
            <text:p>challenges and some solutions</text:p>
          </table:table-cell>
          <table:table-cell table:style-name="ce3" table:number-columns-repeated="2"/>
          <table:table-cell table:style-name="ce3" office:value-type="string" calcext:value-type="string">
            <text:p>- Recreating a request on log data basis</text:p>
            <text:p>- "supporting rapid development of individual services" but also get a good logging from it</text:p>
            <text:p>- Robust log transfer could create large amounts of network traffic</text:p>
            <text:p>- Handling impedance mismatches that arise from crossing boundaries between different systems and frameworks</text:p>
            <text:p>- Threading dataflows across multiple interfaces</text:p>
          </table:table-cell>
          <table:table-cell table:style-name="ce3" office:value-type="string" calcext:value-type="string">
            <text:p>- Document what data is available and how it is organized</text:p>
            <text:p>- Formulate the problem after analysing the data</text:p>
            <text:p>- After formulating data gather training and test data</text:p>
            <text:p>-  Monitoring the quality, usefulness and provenance of records</text:p>
            <text:p>- enforcing simple, generic schemas for all needed data to track</text:p>
            <text:p>- Don't write "log messages directly to a database from the application layer"</text:p>
            <text:p>- Separation of the logical and physical data representations through  Thrift or Avro</text:p>
            <text:p>- Main components of data mining solution (raw data, feature representation extracted from the data and the model or algorithm to solve it</text:p>
          </table:table-cell>
          <table:table-cell table:number-columns-repeated="1014"/>
        </table:table-row>
        <table:table-row table:style-name="ro1">
          <table:table-cell table:style-name="ce3" office:value-type="float" office:value="29" calcext:value-type="float">
            <text:p>29</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text:p>
          </table:table-cell>
          <table:table-cell table:style-name="ce3" table:number-columns-repeated="2"/>
          <table:table-cell table:style-name="ce3" office:value-type="string" calcext:value-type="string">
            <text:p>- Small improvements can have meaningful impact at scale and need large amounts of data to be observed with high confidence</text:p>
            <text:p>- Slicing the data</text:p>
          </table:table-cell>
          <table:table-cell table:style-name="ce3" office:value-type="string" calcext:value-type="string">
            <text:p>- Streaming examples from disk or over the network</text:p>
            <text:p>- Follow the regularized leader algorithm</text:p>
            <text:p>- Bloom Filter inclusion</text:p>
            <text:p>- Encoding values with fewer bits (32 or 63-bit floating values)</text:p>
            <text:p>- Training many similar models</text:p>
            <text:p>- Single value structure (store only one coefficient value for each coordinate shared by all models</text:p>
            <text:p>- Computing learning rates with counts</text:p>
            <text:p>- subsampling the training data</text:p>
            <text:p>- Express relative changes as a percent range</text:p>
            <text:p>- Progressive validation (also online loss)</text:p>
          </table:table-cell>
          <table:table-cell table:number-columns-repeated="1014"/>
        </table:table-row>
        <table:table-row table:style-name="ro1">
          <table:table-cell table:style-name="ce4" office:value-type="float" office:value="30" calcext:value-type="float">
            <text:p>30</text:p>
          </table:table-cell>
          <table:table-cell table:style-name="ce3" office:value-type="string" calcext:value-type="string">
            <text:p>Interview</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text:p>
          </table:table-cell>
          <table:table-cell table:style-name="ce3" office:value-type="float" office:value="27" calcext:value-type="float">
            <text:p>27</text:p>
          </table:table-cell>
          <table:table-cell table:style-name="ce3"/>
          <table:table-cell table:style-name="ce4" office:value-type="string" calcext:value-type="string">
            <text:p>- Scaling up social practices</text:p>
            <text:p>- A fault/bug does not always lead to a system/model failure</text:p>
            <text:p>- "The highest probability assessments are on the mark, but actual deployment causes displacement, dispersion and diffusion, and that throws the algorithm into a loop"</text:p>
            <text:p>- A statistical definition of fairness is needed (then constraints are possible)</text:p>
            <text:p>- The more models using same upstream data sources, the more challenging is the bilateral communication</text:p>
            <text:p>- Dealing with changing data</text:p>
            <text:p>- Understanding model outputs</text:p>
          </table:table-cell>
          <table:table-cell table:style-name="ce4" office:value-type="string" calcext:value-type="string">
            <text:p>- Selling pre-trained models</text:p>
            <text:p>- Use protected characteristics to increase predictive power</text:p>
          </table:table-cell>
          <table:table-cell table:number-columns-repeated="1014"/>
        </table:table-row>
        <table:table-row table:style-name="ro1">
          <table:table-cell table:style-name="ce3" office:value-type="float" office:value="31" calcext:value-type="float">
            <text:p>31</text:p>
          </table:table-cell>
          <table:table-cell table:style-name="ce3" office:value-type="string" calcext:value-type="string">
            <text:p>- Semi-structured Interviews</text:p>
            <text:p>- survey</text:p>
          </table:table-cell>
          <table:table-cell table:style-name="ce3" office:value-type="string" calcext:value-type="string">
            <text:p>Microsof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 challenges in ML</text:p>
          </table:table-cell>
          <table:table-cell table:style-name="ce3" office:value-type="string" calcext:value-type="string">
            <text:p>interview 35 </text:p>
          </table:table-cell>
          <table:table-cell table:style-name="ce3" office:value-type="string" calcext:value-type="string">
            <text:p>practitioners ("develops products or services involving ML")</text:p>
          </table:table-cell>
          <table:table-cell table:style-name="ce3" office:value-type="string" calcext:value-type="string">
            <text:p>- Missing tool to support the collection of balanced or representative datasets</text:p>
            <text:p>- No Guideline for data collection process</text:p>
            <text:p>- Missing tools to support fairness and equity in downstream</text:p>
            <text:p>- Identifying relevant subpopulations</text:p>
            <text:p>- Finding unfairness without help from the "outside"</text:p>
            <text:p>- Find fairness in training data</text:p>
            <text:p>- Implementing proactive auditing processes</text:p>
            <text:p>- Fairness metrics are missing</text:p>
            <text:p>- Using coarse-grained demographic information for fairness auditing</text:p>
            <text:p>- A lot of things to pay attention for by using individual-level demographics and the need to declare why it is save and useful</text:p>
            <text:p>- Developing scalable, automated processes</text:p>
            <text:p>- Diagnosing systemic problems from specific issues</text:p>
            <text:p>- Simulation-based approaches for complex systems</text:p>
            <text:p>- Debugging and remediation of fairness issues once detected</text:p>
            <text:p>- Unexpected side effects of fairness interventions</text:p>
          </table:table-cell>
          <table:table-cell table:style-name="ce3" office:value-type="string" calcext:value-type="string">
            <text:p>- To improve fairness, the data  is an important place</text:p>
            <text:p>- Scaffolding fairness- aware test set</text:p>
            <text:p>- Using professionals using their "on the ground" knowledge to improve fairness</text:p>
            <text:p>- Change system design to address fairness issues</text:p>
          </table:table-cell>
          <table:table-cell table:number-columns-repeated="1014"/>
        </table:table-row>
        <table:table-row table:style-name="ro1">
          <table:table-cell table:style-name="ce4" office:value-type="float" office:value="32" calcext:value-type="float">
            <text:p>32</text:p>
          </table:table-cell>
          <table:table-cell table:style-name="ce3" office:value-type="string" calcext:value-type="string">
            <text:p>Experience Report</text:p>
          </table:table-cell>
          <table:table-cell table:style-name="ce3" office:value-type="string" calcext:value-type="string">
            <text:p>Pinteres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table:number-columns-repeated="3"/>
          <table:table-cell table:style-name="ce3" office:value-type="string" calcext:value-type="string">
            <text:p>- Changing anything changes everything</text:p>
            <text:p>- "Balancing fresh and dark content with well-established, high-quality content"</text:p>
          </table:table-cell>
          <table:table-cell table:style-name="ce3" office:value-type="string" calcext:value-type="string">
            <text:p>- online A/B experimentation (test)</text:p>
          </table:table-cell>
          <table:table-cell table:number-columns-repeated="1014"/>
        </table:table-row>
        <table:table-row table:style-name="ro1">
          <table:table-cell table:style-name="ce3" office:value-type="float" office:value="33" calcext:value-type="float">
            <text:p>33</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text:p>
          </table:table-cell>
          <table:table-cell table:style-name="ce3" table:number-columns-repeated="2"/>
          <table:table-cell table:style-name="ce3" office:value-type="string" calcext:value-type="string">
            <text:p>- Understanding the state of different layers of deep architectures</text:p>
            <text:p>- Interpreting results</text:p>
            <text:p>- Finding minimal architectures without reducing model accuracy</text:p>
            <text:p>- "many people with radically different backgrounds will have to handle a variety of tasks to keep the pipeline running smoothly"</text:p>
            <text:p>- Data validation and cleaning (checking if the data has the expected shape)</text:p>
            <text:p>- Data preparation</text:p>
            <text:p>- Data understanding</text:p>
            <text:p>- Missing visualization tools for data</text:p>
            <text:p>- Finding good training slices of data</text:p>
            <text:p>- Determining the fairness of a trained model</text:p>
            <text:p>- 'identifying new kinds of "spam" '</text:p>
            <text:p>- Feature changes it's unit or disappear (correction by early data validation)</text:p>
            <text:p>- "Selecting alerts that leads to the most impact in production"</text:p>
            <text:p>- "Automatically generating fixes and playbooks"</text:p>
            <text:p>- "Determining the best embedding that should be used on a feature by searching over an available set of pre-trained embeddings"</text:p>
          </table:table-cell>
          <table:table-cell table:style-name="ce3" office:value-type="string" calcext:value-type="string">
            <text:p>- key questions for data preparation ("what features can be generated from data, what are the properties of the feature value, what are the best practices to transcode values</text:p>
            <text:p>- Debugging data generation</text:p>
            <text:p>- Making model training more robust to skew</text:p>
            <text:p>- Using roll-ups or drill downs to find problematic slices in training data</text:p>
            <text:p>- Using precision alerts (could be helpful to fix problems), but first the anomalies that worse the accuracy in production</text:p>
            <text:p>- Sanity checks</text:p>
            <text:p>- Feature-based Analysis</text:p>
            <text:p>- Data Lifecycle Analysis</text:p>
          </table:table-cell>
          <table:table-cell table:number-columns-repeated="1014"/>
        </table:table-row>
        <table:table-row table:style-name="ro1">
          <table:table-cell table:style-name="ce3" office:value-type="float" office:value="34" calcext:value-type="float">
            <text:p>34</text:p>
          </table:table-cell>
          <table:table-cell table:style-name="ce3" office:value-type="string" calcext:value-type="string">
            <text:p>Experience Report</text:p>
          </table:table-cell>
          <table:table-cell table:style-name="ce3" office:value-type="string" calcext:value-type="string">
            <text:p>Amazo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text:p>
          </table:table-cell>
          <table:table-cell table:style-name="ce3" table:number-columns-repeated="2"/>
          <table:table-cell table:style-name="ce3" office:value-type="string" calcext:value-type="string">
            <text:p>- Maintaining, managing and improving the required ML pipelines</text:p>
            <text:p>- Management of models</text:p>
            <text:p>- Missing value imputation</text:p>
            <text:p>- Data is often not available in numeric formats</text:p>
            <text:p>- Creating feature extraction code</text:p>
            <text:p>- No standardized way to store and manage resulting experimentation data and artifacts</text:p>
            <text:p>- Definition of ML models</text:p>
            <text:p>- The reason for changing in backtesting results</text:p>
            <text:p>- Naive cross-validation split "results in training sets or test sets that contain not enough data for single categories"</text:p>
            <text:p>- Detecting changes in the data</text:p>
            <text:p>- Controlling data in continuously changing data pipelines</text:p>
            <text:p>- Multi-language code basis (hard to deploy later, problem of reliable exchange of data and therefore hard to keep consistent)</text:p>
            <text:p>- Backwards compatibility of trained models</text:p>
            <text:p>- Lack of declarative abstraction ro the whole ML pipeline (glue code)</text:p>
            <text:p>- Overfitting</text:p>
          </table:table-cell>
          <table:table-cell table:style-name="ce3" office:value-type="string" calcext:value-type="string">
            <text:p>- "End-to-end learning via deep learning models for forecasting"</text:p>
            <text:p>- constantly updating the model by selecting and relabeling a completely random subset of incoming content</text:p>
            <text:p>- Use existing systems for tracking and storing models (feature transformation with model parameters is also possible)</text:p>
            <text:p>- re validating the model after data changes, methods improvements or software dependency changes</text:p>
            <text:p>- Using the same code for evaluating metrics (throughout time and across different models)</text:p>
            <text:p>- Comparing performance of ML models only when it has been trained and evaluated using the same training, test and validation set.</text:p>
            <text:p>- Partition the data carefully</text:p>
            <text:p>- A/B or bandit tests</text:p>
            <text:p>- Sanity-checking the output</text:p>
            <text:p>- Trigger retraining or re-modelling if new events occur that the model have not been trained for</text:p>
            <text:p>- Control evaluation and training samples carefully</text:p>
            <text:p>- Monitoring of the models</text:p>
            <text:p>- Storing all the components defining a model</text:p>
            <text:p>- Scores for quantifying the production-readiness</text:p>
            <text:p>- Unit tests for the implicit data assumptions</text:p>
          </table:table-cell>
          <table:table-cell table:number-columns-repeated="1014"/>
        </table:table-row>
        <table:table-row table:style-name="ro1">
          <table:table-cell table:style-name="ce3" office:value-type="float" office:value="35" calcext:value-type="float">
            <text:p>35</text:p>
          </table:table-cell>
          <table:table-cell table:style-name="ce3" office:value-type="string" calcext:value-type="string">
            <text:p>Experience Report</text:p>
          </table:table-cell>
          <table:table-cell table:style-name="ce3" office:value-type="string" calcext:value-type="string">
            <text:p>AirBnb</text:p>
          </table:table-cell>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eep learning for searching</text:p>
          </table:table-cell>
          <table:table-cell table:style-name="ce3" table:number-columns-repeated="2"/>
          <table:table-cell table:style-name="ce3" office:value-type="string" calcext:value-type="string">
            <text:p>- Logging (not possible to identify which listing was booked)</text:p>
            <text:p>- Overfitting</text:p>
            <text:p>- Bottleneck by reading all features as part of each training example from the disk</text:p>
          </table:table-cell>
          <table:table-cell table:style-name="ce3" office:value-type="string" calcext:value-type="string">
            <text:p>- Transfer the learning from long views to avoid overfitting</text:p>
            <text:p>- Apply a compensation higher weight to preserve focus on the booking objective</text:p>
            <text:p>- Ensuring the features comply with certain properties, so the NN can do the math effectively by itself</text:p>
            <text:p>- Normalize the features</text:p>
            <text:p>- Online performance test</text:p>
            <text:p>- Sanity checks</text:p>
            <text:p>- Building a categorical feature to feeding the neural network</text:p>
            <text:p>- Store logs as serialized Thrift instances</text:p>
            <text:p>- Processing logs using a Spark pipeline to create training data</text:p>
            <text:p>- Model training with TensorFlow</text:p>
            <text:p>- Using a server to retrieval and scoring the models</text:p>
          </table:table-cell>
          <table:table-cell table:number-columns-repeated="1014"/>
        </table:table-row>
        <table:table-row table:style-name="ro1">
          <table:table-cell table:style-name="ce3" office:value-type="float" office:value="36" calcext:value-type="float">
            <text:p>36</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 of developing machine learning</text:p>
          </table:table-cell>
          <table:table-cell table:style-name="ce3" office:value-type="float" office:value="11" calcext:value-type="float">
            <text:p>11</text:p>
          </table:table-cell>
          <table:table-cell table:style-name="ce3" office:value-type="string" calcext:value-type="string">
            <text:p>practitioners from different industries</text:p>
          </table:table-cell>
          <table:table-cell table:style-name="ce3" office:value-type="string" calcext:value-type="string">
            <text:p>- Data quantity (high volume)</text:p>
            <text:p>- Data quality (more difficult without domain knowledge)</text:p>
            <text:p>- Imbalanced training data</text:p>
            <text:p>- Limited training data</text:p>
            <text:p>- Data preprocessing (need to be automated and accelerated)</text:p>
            <text:p>- Data management in companies across different industries</text:p>
            <text:p>- Drifts in input data</text:p>
            <text:p>- Legal regulations for some data are really strict</text:p>
            <text:p>- Decisions on the type of algorithm for implementing the actual model</text:p>
            <text:p>- Transfering a built solution to another domain</text:p>
            <text:p>- Autonomous driving</text:p>
            <text:p>- Technical transparency</text:p>
            <text:p>- Automated data pipelines</text:p>
            <text:p>- Cloud solutions offer standardized solutions for stability</text:p>
            <text:p>- Robustness of the system</text:p>
            <text:p>- Stability of the system</text:p>
            <text:p>- Validation of deployed ML solutions</text:p>
            <text:p>- Working with the already available infrastructure on the customer side</text:p>
            <text:p>- "standardized architectures for local solutions"</text:p>
            <text:p>- "the actual deployment environment of ML models differ significantly"</text:p>
            <text:p>- use cases that require immediate feedback</text:p>
            <text:p>- "standardization and user-friendliness for application of ML models"</text:p>
            <text:p>- Advanced frameworks for the visualization</text:p>
            <text:p>- "Providing transparency with regard to model"</text:p>
          </table:table-cell>
          <table:table-cell table:style-name="ce3" office:value-type="string" calcext:value-type="string">
            <text:p>- Take domain knowledge into account to improve data quality</text:p>
            <text:p>- Build initial models as simple as possible by resulting reasonable results while collecting more data</text:p>
            <text:p>- automatically recognizing of shifts within input data with Kafka input streams</text:p>
            <text:p>- Make a neat documentation fo all models including older versions</text:p>
            <text:p>- Make easy rollback to older versions available</text:p>
            <text:p>- Dedicated and continuous monitoring</text:p>
            <text:p>- consistency checks for the input data (also automated)</text:p>
            <text:p>- Sanity checks</text:p>
            <text:p>- Using traffic light systems for visualization</text:p>
            <text:p>- Building reasonable data partitions</text:p>
          </table:table-cell>
          <table:table-cell table:number-columns-repeated="1014"/>
        </table:table-row>
        <table:table-row table:style-name="ro1">
          <table:table-cell table:style-name="ce3" office:value-type="float" office:value="37" calcext:value-type="float">
            <text:p>37</text:p>
          </table:table-cell>
          <table:table-cell table:style-name="ce3" office:value-type="string" calcext:value-type="string">
            <text:p>case study by analysing "prototype-level HTD patterns in ML models that were developed"</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idden technical Dept in Machine Learning</text:p>
          </table:table-cell>
          <table:table-cell table:style-name="ce3" table:number-columns-repeated="2"/>
          <table:table-cell table:style-name="ce3" office:value-type="string" calcext:value-type="string">
            <text:p>- Glue code</text:p>
            <text:p>- Finding features that are not effecting the results</text:p>
            <text:p>- Dead experimental code paths</text:p>
            <text:p>- Coupling between stages like feature engineering, model definition and model training and evaluation</text:p>
            <text:p>- Multiple language smell (leads to difficulties in the integration test)</text:p>
            <text:p>- Configuration dept by tuning hyperparameters for example</text:p>
            <text:p>- Prediction bias</text:p>
          </table:table-cell>
          <table:table-cell table:style-name="ce3" office:value-type="string" calcext:value-type="string">
            <text:p>- Prototype developing</text:p>
          </table:table-cell>
          <table:table-cell table:number-columns-repeated="1014"/>
        </table:table-row>
        <table:table-row table:style-name="ro1">
          <table:table-cell table:style-name="ce3" office:value-type="float" office:value="38" calcext:value-type="float">
            <text:p>38</text:p>
          </table:table-cell>
          <table:table-cell table:style-name="ce3" office:value-type="string" calcext:value-type="string">
            <text:p>Experience Report</text:p>
          </table:table-cell>
          <table:table-cell table:style-name="ce3" office:value-type="string" calcext:value-type="string">
            <text:p>Weidmüller</text:p>
          </table:table-cell>
          <table:table-cell table:style-name="ce3" office:value-type="string" calcext:value-type="string">
            <text:p>Software/IT</text:p>
          </table:table-cell>
          <table:table-cell table:style-name="ce3" office:value-type="string" calcext:value-type="string">
            <text:p>industrial analytics</text:p>
          </table:table-cell>
          <table:table-cell table:style-name="ce3" office:value-type="string" calcext:value-type="string">
            <text:p>how to make industrial analytics work for real-world applications</text:p>
          </table:table-cell>
          <table:table-cell table:style-name="ce3" table:number-columns-repeated="2"/>
          <table:table-cell table:style-name="ce3" office:value-type="string" calcext:value-type="string">
            <text:p>- Machinery applications suffer from little amount of historic data</text:p>
            <text:p>- Migrating the selected machine learning model  to the final software solution in production</text:p>
          </table:table-cell>
          <table:table-cell table:style-name="ce3" office:value-type="string" calcext:value-type="string">
            <text:p>- Preprocessing before using the data</text:p>
            <text:p>- Container.based architecture</text:p>
            <text:p>- Running several analytics pipelines at the same time</text:p>
            <text:p>- Development process (Target definition, data exploration, proof of concept, pilot, development of production)</text:p>
          </table:table-cell>
          <table:table-cell table:number-columns-repeated="1014"/>
        </table:table-row>
        <table:table-row table:style-name="ro1">
          <table:table-cell table:style-name="ce3" office:value-type="float" office:value="39" calcext:value-type="float">
            <text:p>39</text:p>
          </table:table-cell>
          <table:table-cell table:style-name="ce3" office:value-type="string" calcext:value-type="string">
            <text:p>Experience Report</text:p>
          </table:table-cell>
          <table:table-cell table:style-name="ce3" office:value-type="string" calcext:value-type="string">
            <text:p>ServiceNow</text:p>
          </table:table-cell>
          <table:table-cell table:style-name="ce3" office:value-type="string" calcext:value-type="string">
            <text:p>Enterprise</text:p>
          </table:table-cell>
          <table:table-cell table:style-name="ce3" office:value-type="string" calcext:value-type="string">
            <text:p>Artificial Intelligence</text:p>
          </table:table-cell>
          <table:table-cell table:style-name="ce3" office:value-type="string" calcext:value-type="string">
            <text:p>AI and ML in Enterprise</text:p>
          </table:table-cell>
          <table:table-cell table:style-name="ce3" table:number-columns-repeated="2"/>
          <table:table-cell table:style-name="ce3" office:value-type="string" calcext:value-type="string">
            <text:p>- Enterprise data is often property of the enterprise, therefore the machine learning must be well integrated with the application and infrastructure</text:p>
            <text:p>- Pre-trained models that work well in consumer context may not be as effective in enterprise context</text:p>
            <text:p>- an average developer and product manager in such enterprises couldn't be familiar with the machine learning technology and it's nuances</text:p>
            <text:p>- The as a service movement</text:p>
            <text:p>- Testability</text:p>
            <text:p>- Explainability</text:p>
            <text:p>- Security and confidentiality guarantees through the infrastructure</text:p>
            <text:p>- Transfering the data for each prediction but storing them at the AI service provider is probably not acceptable for the enterprise</text:p>
            <text:p/>
          </table:table-cell>
          <table:table-cell table:style-name="ce3" office:value-type="string" calcext:value-type="string">
            <text:p>- Write ad-hoc code and test the data "to identify the source data to be used for training, extract it and package it for delivery to the cloud training service"</text:p>
            <text:p>- Create the ML service as a separate cloud service (deployed and operated along the BPMS</text:p>
            <text:p>- Each predictor and trainer instance is constrained to a fixed maximum memory usage and the same for the model size</text:p>
          </table:table-cell>
          <table:table-cell table:number-columns-repeated="1014"/>
        </table:table-row>
        <table:table-row table:style-name="ro1">
          <table:table-cell table:style-name="ce3" office:value-type="float" office:value="40" calcext:value-type="float">
            <text:p>40</text:p>
          </table:table-cell>
          <table:table-cell table:style-name="ce3" office:value-type="string" calcext:value-type="string">
            <text:p>Analysis of StackOverflow sites and Github commits for Tensorflow</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Bugs in Tensorflow</text:p>
          </table:table-cell>
          <table:table-cell table:style-name="ce3" table:number-columns-repeated="2"/>
          <table:table-cell table:style-name="ce3" office:value-type="string" calcext:value-type="string">
            <text:p>- Incorrect model parameter or structure</text:p>
            <text:p>- Confusion with TensorFlow computation model (not so good documentation)</text:p>
            <text:p>- TensorFlow API changes (inconsistencies?)</text:p>
            <text:p>- Structure inefficiency</text:p>
            <text:p>- Correctness with observable effects cannot be deterministically defined (TensorFlow and a ML characteristic)</text:p>
            <text:p>- Traditional testing didn't work with probabilistic correctness (new testing techniques and frameworks needed)</text:p>
            <text:p>- Coincidental correctness</text:p>
            <text:p>- An error will not always raise in the same iteration (because of the stochastic nature, so hard to find bug)</text:p>
            <text:p>- Unknown behaviour of neural networks (difficult to judge the correctness)</text:p>
            <text:p>- The densely inter-dependent neural network</text:p>
          </table:table-cell>
          <table:table-cell table:style-name="ce3" office:value-type="string" calcext:value-type="string">
            <text:p>- "Comparing overall accuracy and loss with fixed thresholds"</text:p>
            <text:p>- "Comparing the relative changes of accuracy and loss between iterations"</text:p>
            <text:p>- Replacing hyperparameters in a network</text:p>
          </table:table-cell>
          <table:table-cell table:number-columns-repeated="1014"/>
        </table:table-row>
        <table:table-row table:style-name="ro1">
          <table:table-cell table:style-name="ce3" office:value-type="float" office:value="41" calcext:value-type="float">
            <text:p>41</text:p>
          </table:table-cell>
          <table:table-cell table:style-name="ce3" office:value-type="string" calcext:value-type="string">
            <text:p>Make Experiments with the three computer Vision Services: AWS Rekognition, Google Cloud Vision, Azure Computer Vision</text:p>
          </table:table-cell>
          <table:table-cell table:style-name="ce3"/>
          <table:table-cell table:style-name="ce3" office:value-type="string" calcext:value-type="string">
            <text:p>Software/IT</text:p>
          </table:table-cell>
          <table:table-cell table:style-name="ce3" office:value-type="string" calcext:value-type="string">
            <text:p>Artificial Intelligence</text:p>
          </table:table-cell>
          <table:table-cell table:style-name="ce3" office:value-type="string" calcext:value-type="string">
            <text:p>loosing confidence in Quality</text:p>
          </table:table-cell>
          <table:table-cell table:style-name="ce3" table:number-columns-repeated="2"/>
          <table:table-cell table:style-name="ce3" office:value-type="string" calcext:value-type="string">
            <text:p>- Inconsistencies (also in a service itself)</text:p>
            <text:p>- Consistency of top label's confidence</text:p>
            <text:p>- Consistency of intersecting top label's confidence</text:p>
            <text:p>- No possibility to 'plug-and-play' for intelligent services</text:p>
            <text:p>- Better documentation is needed</text:p>
            <text:p>- Versioning</text:p>
            <text:p>- Metadata in response must be improved</text:p>
          </table:table-cell>
          <table:table-cell table:style-name="ce3" office:value-type="string" calcext:value-type="string">
            <text:p>- Ensure the vocabulary used by a particular service is right  before implementation</text:p>
            <text:p>- "Incorporate a specialised intelligent service testing methodology into the development lifecycle" (create a representative data set and evaluate changes against the chosen service)</text:p>
            <text:p>- If a system is not confident it should display this or give an error message like "too many objects"</text:p>
            <text:p>- If any input data is below the information of training this should be displayed and not try to solve it and fail</text:p>
          </table:table-cell>
          <table:table-cell table:number-columns-repeated="1014"/>
        </table:table-row>
        <table:table-row table:style-name="ro1">
          <table:table-cell table:style-name="ce3" office:value-type="float" office:value="42" calcext:value-type="float">
            <text:p>42</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ata Management Challenges</text:p>
          </table:table-cell>
          <table:table-cell table:style-name="ce3" office:value-type="float" office:value="7" calcext:value-type="float">
            <text:p>7</text:p>
          </table:table-cell>
          <table:table-cell table:style-name="ce3" office:value-type="string" calcext:value-type="string">
            <text:p>DL experts from different companies (and different Domains)</text:p>
          </table:table-cell>
          <table:table-cell table:style-name="ce3" office:value-type="string" calcext:value-type="string">
            <text:p>- Data collection</text:p>
            <text:p>- Lack of metadata</text:p>
            <text:p>- The granularity must fit (better too fine than missing values)</text:p>
            <text:p>- Shortage of diverse samples (counterexamples also needed like positive examples</text:p>
            <text:p>- Need for sharing and tracking techniques</text:p>
            <text:p>- Store the data correctly and legal</text:p>
            <text:p>- Model the distribution of data (Identifying the distribution of data)</text:p>
            <text:p>- Deduplication is very complex (tool helpful)</text:p>
            <text:p>Heterogeneity in data</text:p>
            <text:p>- Managing categorical data</text:p>
            <text:p>- Managing sequences in data</text:p>
            <text:p>- Data leakage (splitting the training and validation/test dataset properly</text:p>
            <text:p>- Missing list how gooddata quality looks like</text:p>
            <text:p>- Testing is expensive</text:p>
            <text:p>- Tooling for testing</text:p>
            <text:p>- Data extraction methods</text:p>
            <text:p>- Overfitting</text:p>
            <text:p>- "Changes in data sources and distribution"</text:p>
            <text:p>- Data drifts</text:p>
            <text:p>- Feedback loops</text:p>
          </table:table-cell>
          <table:table-cell table:style-name="ce3"/>
          <table:table-cell table:number-columns-repeated="1014"/>
        </table:table-row>
        <table:table-row table:style-name="ro1">
          <table:table-cell table:style-name="ce3" office:value-type="float" office:value="43" calcext:value-type="float">
            <text:p>43</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Graph based learning</text:p>
          </table:table-cell>
          <table:table-cell table:style-name="ce3" office:value-type="string" calcext:value-type="string">
            <text:p>The Structure of who to follow</text:p>
          </table:table-cell>
          <table:table-cell table:style-name="ce3" table:number-columns-repeated="2"/>
          <table:table-cell table:style-name="ce3" office:value-type="string" calcext:value-type="string">
            <text:p>- Partitioning a graph over several machines</text:p>
            <text:p>- Missing metrics</text:p>
          </table:table-cell>
          <table:table-cell table:style-name="ce3" office:value-type="string" calcext:value-type="string">
            <text:p>- Graph database</text:p>
            <text:p>- Shuffle the graph structure at each iteration</text:p>
            <text:p>- Use a single server (easy to scale, just copy)</text:p>
            <text:p>- Provide an n-hop guarantee</text:p>
            <text:p>- Using Cassovary to store the adjacency list of all vertices in large shared arrays and maintains indexes into these shared arrays (simple primitive 32-bit integer arrays)</text:p>
            <text:p>- Use the multithreading to perform many random walks in parallel</text:p>
            <text:p>- A/B testing (online on live traffic)</text:p>
            <text:p>- offline experiments on retrospective data</text:p>
            <text:p>- Using evaluation framework (experimental conditions are identified uniquely)</text:p>
            <text:p>- follow-through-rate</text:p>
          </table:table-cell>
          <table:table-cell table:number-columns-repeated="1014"/>
        </table:table-row>
        <table:table-row table:style-name="ro1">
          <table:table-cell table:style-name="ce3" office:value-type="float" office:value="44" calcext:value-type="float">
            <text:p>44</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LinkedIn is build</text:p>
          </table:table-cell>
          <table:table-cell table:style-name="ce3" table:number-columns-repeated="2"/>
          <table:table-cell table:style-name="ce3" office:value-type="string" calcext:value-type="string">
            <text:p>- "providing infrastructure that can make all [...] data available without manual intervention or processing"</text:p>
            <text:p>- Large datasets</text:p>
            <text:p>- The diversity of the data</text:p>
            <text:p>- Evolving of the data schemas (compatibility of the data)</text:p>
            <text:p>- Incomplete or incorrect datasets</text:p>
          </table:table-cell>
          <table:table-cell table:style-name="ce3" office:value-type="string" calcext:value-type="string">
            <text:p>- Compacting database change-log periodically into timestamped snapshots (easy access)</text:p>
            <text:p>- Production workflow with Pig</text:p>
            <text:p>- Sharing user-defined functions in a library</text:p>
            <text:p>- Using Kafka for infrastructure for data</text:p>
            <text:p>- Using layer architecture</text:p>
            <text:p>- Persistence layer for fast linear reads and writes</text:p>
            <text:p>- Batching data end-to-end</text:p>
            <text:p>- Network layer for zero-copy data transfer</text:p>
            <text:p>- Map manually "the source data into a stable, well-thought-out schema and perform whatever transformations are necessary"</text:p>
            <text:p>- reject data flatly if it have an incompatible schema</text:p>
            <text:p>- performing extraction and transformation only once with the use of ETL cluster (for development and production)</text:p>
            <text:p>- keeping only the last few days in high granularity the older one can have a lower granularity</text:p>
            <text:p>- Two kafka cluster (one for the online service and a copy for offline prototyping and data loading into hadoop)</text:p>
            <text:p>- Creating audit data by publishing it from each step in the flow (accessing correctness and latency). Aggregating this to check that all events published reached all consumers</text:p>
            <text:p>- If data is currently not available, a straightforward code change change it and the data flows automatically and reliably to all offline systems</text:p>
            <text:p>- Using Avro to serialize the data</text:p>
            <text:p>- Using Azkaban to manage workflows</text:p>
            <text:p>- If data for latest day is incomplete, fall back to finer granularity data</text:p>
            <text:p>- Triggering configurable alert if a job fails (only the failed subgraph needs to be restarted)</text:p>
            <text:p>- basic integration testing</text:p>
            <text:p>- Using a stream from hadoop back into Kafka for derived data</text:p>
            <text:p>- Coupling cube generation and dynamic query serving</text:p>
          </table:table-cell>
          <table:table-cell table:number-columns-repeated="1014"/>
        </table:table-row>
        <table:table-row table:style-name="ro1">
          <table:table-cell table:style-name="ce3" office:value-type="float" office:value="45" calcext:value-type="float">
            <text:p>45</text:p>
          </table:table-cell>
          <table:table-cell table:style-name="ce3" office:value-type="string" calcext:value-type="string">
            <text:p>Experience Report</text:p>
          </table:table-cell>
          <table:table-cell table:style-name="ce3" office:value-type="string" calcext:value-type="string">
            <text:p>Amazon </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orecasting at scale</text:p>
          </table:table-cell>
          <table:table-cell table:style-name="ce3" table:number-columns-repeated="2"/>
          <table:table-cell table:style-name="ce3" office:value-type="string" calcext:value-type="string">
            <text:p>- Creating system that meets all requirements to run stable and reliably to production scenarios but is still flexible enough to allow rapid experimentation and algorithm development</text:p>
            <text:p>- Implementing complex ML pipelines for real-world systems</text:p>
            <text:p>- It is not possible to reach the ideal scale-out</text:p>
            <text:p>- Running large scale data processing workloads on  compute clusters of varying sizes with the same code</text:p>
            <text:p>- Highly heterogeneous nature of real-world</text:p>
          </table:table-cell>
          <table:table-cell table:style-name="ce3" office:value-type="string" calcext:value-type="string">
            <text:p>- Using Apache Spark</text:p>
            <text:p>- loosely coupled components (running independently from each other)</text:p>
            <text:p>- forecasting component supports generating reports (providing visualization)</text:p>
            <text:p>- Compute a host of metrics at the same time to avoid multiple scans over the data, and persist the resulting evaluation data</text:p>
            <text:p>- end-to-end machine learning application</text:p>
            <text:p>- using a set of general distributed learning schemes</text:p>
            <text:p>- provide flexible machinery to route items to learning algorithms</text:p>
            <text:p>- Different operation modes for the system</text:p>
            <text:p>- "Support an extension to local learning which allows models to share statistical strength between items"</text:p>
            <text:p>- Solve the inner optimization problem as quickly as possible (solving to a fairly low tolerance and apply a hard limit for the number of iteration</text:p>
          </table:table-cell>
          <table:table-cell table:number-columns-repeated="1014"/>
        </table:table-row>
        <table:table-row table:style-name="ro1">
          <table:table-cell table:style-name="ce3" office:value-type="float" office:value="46" calcext:value-type="float">
            <text:p>46</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he structure of the activity ranking</text:p>
          </table:table-cell>
          <table:table-cell table:style-name="ce3" table:number-columns-repeated="2"/>
          <table:table-cell table:style-name="ce3" office:value-type="string" calcext:value-type="string">
            <text:p>- Scalability</text:p>
            <text:p>- Personalization</text:p>
            <text:p>- If a viewer never get serves activities of a certain type he couldn't give a feedback on such activities</text:p>
          </table:table-cell>
          <table:table-cell table:style-name="ce3" office:value-type="string" calcext:value-type="string">
            <text:p>- Randomizing the data (reduce the serving bias)</text:p>
            <text:p>- Generating features by separate feature pipelines in Hadoop</text:p>
            <text:p>- First rank the data, then permute the first k results uniformly at random</text:p>
            <text:p>- show the random values only to small fraction of viewers</text:p>
            <text:p>- For logistic regression use the Alternating Direction Method of Multipliers (ADMM)</text:p>
            <text:p>- Using replay methodology for unbiased offline evaluation of online serving schemes to evaluate the model</text:p>
            <text:p>- Desktop bucket test</text:p>
          </table:table-cell>
          <table:table-cell table:number-columns-repeated="1014"/>
        </table:table-row>
        <table:table-row table:style-name="ro1">
          <table:table-cell table:style-name="ce3" office:value-type="float" office:value="47" calcext:value-type="float">
            <text:p>47</text:p>
          </table:table-cell>
          <table:table-cell table:style-name="ce3" office:value-type="string" calcext:value-type="string">
            <text:p>Experience Report</text:p>
          </table:table-cell>
          <table:table-cell table:style-name="ce3" office:value-type="string" calcext:value-type="string">
            <text:p>Youtube</text:p>
          </table:table-cell>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Structure of neural networks for recommendations</text:p>
            <text:p>Deep neural network</text:p>
          </table:table-cell>
          <table:table-cell table:style-name="ce3" table:number-columns-repeated="2"/>
          <table:table-cell table:style-name="ce3" office:value-type="string" calcext:value-type="string">
            <text:p>- Reproducing the user's last search page as homepage recommendations fast</text:p>
            <text:p>- Comparing different candidate sources</text:p>
            <text:p>- Representing a temporal sequence of user actions and how relate this actions to the video impression</text:p>
          </table:table-cell>
          <table:table-cell table:style-name="ce3" office:value-type="string" calcext:value-type="string">
            <text:p>- two neural networks (candidate generation and ranking)</text:p>
            <text:p>- Embedding is a mapping of sparse entities</text:p>
            <text:p>- Use the direct feedback to train the model</text:p>
            <text:p>- To train, sampling negative classes from the background distribution and then correct this sampling via importance weighting</text:p>
            <text:p>- Reducing scoring problem to a nearest neighborhood search in dot space (using general purpose libraries)</text:p>
            <text:p>- Showing the user the most broadly popular of a new genre before the smaller niches</text:p>
            <text:p>- Using " a deep neural network with similar architecture as candidate generation" for ranking</text:p>
            <text:p>- Live A/B testing</text:p>
            <text:p>- Tuning using live A/B testing</text:p>
            <text:p>- Query (properties of the user/context) features are computed once per request</text:p>
            <text:p>- "impression [(describe properties of the item)] features are computed for each item score"</text:p>
            <text:p>- Feeding powers of continuous features to improve offline accuracy</text:p>
            <text:p>- Normalizing continuous features</text:p>
          </table:table-cell>
          <table:table-cell table:number-columns-repeated="1014"/>
        </table:table-row>
        <table:table-row table:style-name="ro1">
          <table:table-cell table:style-name="ce4" office:value-type="float" office:value="48" calcext:value-type="float">
            <text:p>48</text:p>
          </table:table-cell>
          <table:table-cell table:style-name="ce3" office:value-type="string" calcext:value-type="string">
            <text:p>Experience Report</text:p>
          </table:table-cell>
          <table:table-cell table:style-name="ce3" office:value-type="string" calcext:value-type="string">
            <text:p>M6D</text:p>
          </table:table-cell>
          <table:table-cell table:style-name="ce3" office:value-type="string" calcext:value-type="string">
            <text:p>Marketing</text:p>
          </table:table-cell>
          <table:table-cell table:style-name="ce3" office:value-type="string" calcext:value-type="string">
            <text:p>Machine Learning </text:p>
          </table:table-cell>
          <table:table-cell table:style-name="ce3" table:number-columns-repeated="3"/>
          <table:table-cell table:style-name="ce3" office:value-type="string" calcext:value-type="string">
            <text:p>- Getting the needed data is expensive</text:p>
            <text:p>- Incurred bias because of domain differences</text:p>
            <text:p>- Overfitting</text:p>
            <text:p>- Heterogenous customer base</text:p>
          </table:table-cell>
          <table:table-cell table:style-name="ce3" office:value-type="string" calcext:value-type="string">
            <text:p>- Building different source-domain models based on the different events</text:p>
            <text:p>- Building "modelling data sets by sampling a population from one event and assigning labels from a different event"</text:p>
            <text:p>- Using "a two-stage transfer learning approach" ("learning multiple candidate mappings and then weight and combine them") (models from the first stage could be used directly in production)</text:p>
            <text:p>- "the next best outcome is usually a visit to the brand's website following an ad impression"</text:p>
            <text:p>- First reducing the feature space</text:p>
            <text:p>- Creating "multiple modeling datasets by sampling users from events that occur often"</text:p>
            <text:p>- "assign every user who visits an advertiser's website a positive label"</text:p>
            <text:p>- Assign every active user during this time period an negative label</text:p>
            <text:p>- Using "naive Bayes and logistic regression trained with stochastic gradient descent"</text:p>
            <text:p>- Use " a stacked ensemble to estimate a low-dimensional function"</text:p>
            <text:p>- Learn model by "using a target that actually tracks outcomes forward in time and after the ad event"</text:p>
            <text:p>- The regularization parameter personalizes large coefficients to reduce overfitting</text:p>
            <text:p>- "Production parameter changes are done offline"</text:p>
            <text:p>- two-fold cross-validation for performance measure</text:p>
            <text:p>- "The stage-2 model is a logistic regression classifier trained using elastic net [...] regularization"</text:p>
            <text:p>- "Combining source models and incorporating information about the target task" (improves effectiveness) (2Stages transfer)</text:p>
            <text:p>- "Acquiring a large amount of data that is not from the optimal data generating distribution can be better than acquiring only a small amount of data from the optimal data generating distribution"</text:p>
            <text:p>- "[M]ake design decisions that benefit the majority of the models without severely damaging any of them"</text:p>
          </table:table-cell>
          <table:table-cell table:number-columns-repeated="1014"/>
        </table:table-row>
        <table:table-row table:style-name="ro1">
          <table:table-cell table:style-name="ce3" office:value-type="float" office:value="49" calcext:value-type="float">
            <text:p>49</text:p>
          </table:table-cell>
          <table:table-cell table:style-name="ce3" office:value-type="string" calcext:value-type="string">
            <text:p>Analysis of StackOverflow and Bug report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table:number-columns-repeated="3"/>
          <table:table-cell table:style-name="ce3" office:value-type="string" calcext:value-type="string">
            <text:p>- Using the API correct</text:p>
            <text:p>- correct use of data</text:p>
            <text:p>- Data preparation</text:p>
            <text:p>- Finding the exact reason for a specific bug</text:p>
            <text:p>- Structural logic</text:p>
            <text:p>- API Bugs</text:p>
            <text:p>- Changings in the APi</text:p>
            <text:p>- Finding the correct model parameter</text:p>
            <text:p>- Preventing structural inefficiency</text:p>
            <text:p>- Aligning all Tensors</text:p>
            <text:p>- Training</text:p>
            <text:p>- Choice of Model</text:p>
          </table:table-cell>
          <table:table-cell table:style-name="ce3" office:value-type="string" calcext:value-type="string">
            <text:p>- Data pre-processing (feature engineering, data validation, data shuffling)</text:p>
            <text:p>- Type checking</text:p>
            <text:p>- Antipatterns: Continuous Obsolescence, Cut-and-paste Programming, Dead Code, Golden Hammer, Input Kludge, Mushroom Management and Spaghetti Code</text:p>
          </table:table-cell>
          <table:table-cell table:number-columns-repeated="1014"/>
        </table:table-row>
        <table:table-row table:style-name="ro1">
          <table:table-cell table:style-name="ce3" office:value-type="float" office:value="50" calcext:value-type="float">
            <text:p>50</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4" office:value-type="string" calcext:value-type="string">
            <text:p>Graph based learning</text:p>
          </table:table-cell>
          <table:table-cell table:style-name="ce3" table:number-columns-repeated="3"/>
          <table:table-cell table:style-name="ce3" office:value-type="string" calcext:value-type="string">
            <text:p>- Scalability ("characterized as a streaming graph processing problem")</text:p>
            <text:p>- "rapid ingestion of edges as well as high-volume reads" at the same time</text:p>
          </table:table-cell>
          <table:table-cell table:style-name="ce3" office:value-type="string" calcext:value-type="string">
            <text:p>- Cassovary in-memory graph processing engine (Access via vertex-base queries)</text:p>
            <text:p>- "Building on top of the Hadoop analytics platform within the organisation, which at that time primarily used Pig [...] for data processing"</text:p>
            <text:p>- Storing Real-Graph on HDFS ("freedom to incorporate as many signals as [...] available)</text:p>
            <text:p>- Reformulate tasks (example reformulate "task of identifying Bto C edges within some temporal interval" to "an intersection of adjacency lists"</text:p>
            <text:p>- Put the entire graph in memory on a single machine</text:p>
            <text:p>- Using GraphJet to manage "a dynamic, sparse, unidirected bipartite graph"</text:p>
            <text:p>- "edges are stored internally in adjacency lists that implicitly convey directionality"</text:p>
            <text:p>- Since interactions can't be undone the edges must not be deleted</text:p>
            <text:p>- "GraphJet temporally partitions the adjacency lists by periodically creating a new index from scratch"</text:p>
            <text:p>- Triggering new partitions "once the number of edges reaches a threshold" (all got the same size)</text:p>
            <text:p>- "only the latest index segment is actively being written into [...] the remaining are read-only"</text:p>
            <text:p>- Single writer, but multiple reader</text:p>
            <text:p>- Double hashing technique, "an open-addressing scheme whereby the initial probe site in the hash table [...] is determined by one hash function, and the skip interval between linear probes [...] is determined by a second hash function."</text:p>
            <text:p>- "allocate memory for adjacency lists in slices that double in size each time we run out of space"</text:p>
            <text:p>- Group all sizes of the same size together</text:p>
            <text:p>- "include a reset step on the left-to-right edge traversals:"</text:p>
          </table:table-cell>
          <table:table-cell table:number-columns-repeated="1014"/>
        </table:table-row>
        <table:table-row table:style-name="ro1">
          <table:table-cell table:style-name="ce3" office:value-type="float" office:value="51" calcext:value-type="float">
            <text:p>51</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ests for machine learning/ seems like a checklist for developing and what should be looked at at the actual stage of developing</text:p>
          </table:table-cell>
          <table:table-cell table:style-name="ce3" table:number-columns-repeated="3"/>
          <table:table-cell table:style-name="ce3" office:value-type="string" calcext:value-type="string">
            <text:p>- Visualization tools such as Facets</text:p>
            <text:p>- "calculating statistics from training data, and then adjusting them as appropriate based on domain knowledge." Write down expectations and compare them to the data</text:p>
            <text:p>- Test if all features are beneficial ("by computing correlation coefficients, by training models with one or two features, or by training a set of models that each have one of k features individually removed")</text:p>
            <text:p>- Measuring costs of a feature (inference latency and RAM usage, upstream data dependencies, additional expected instability incurred by relying on that feature)</text:p>
            <text:p>- Test that new features can be add quickly</text:p>
            <text:p>- Make sure all input feature code is tested</text:p>
            <text:p>- "To measure the costs of a feature, consider not only added inference latency and RAM usage, but also more upstream data dependencies, and additional expected instability incurred by relying on that feature."</text:p>
            <text:p>- "Every model specification undergoes a code review and is checked in to a repository:"</text:p>
            <text:p>- Small scale A/B experiments/test using an intentionally degraded model</text:p>
            <text:p>- "All hyperparameters have been tuned:"</text:p>
            <text:p>- "The impact of model staleness is known"</text:p>
            <text:p>- "Model quality is sufficient on all important data slices" (with release tests)</text:p>
            <text:p>- "The model has been tested for considerations of inclusion"</text:p>
            <text:p>- reproducible training ("ensembling models can help")</text:p>
            <text:p>- Unit test model specification code</text:p>
            <text:p>- Integration test the whole ML pipeline</text:p>
            <text:p>- Validate model quality before attempting</text:p>
            <text:p>- The model allows debugging by observing the step-by-step computation of training or inference on a single example (With TensorFlow debugger)</text:p>
            <text:p>- Make a quick rollback possible (Versioning)</text:p>
            <text:p>- "Dependency changes result in notification"</text:p>
            <text:p>- Logging samples of serving traffic</text:p>
          </table:table-cell>
          <table:table-cell table:number-columns-repeated="1014"/>
        </table:table-row>
        <table:table-row table:style-name="ro1">
          <table:table-cell table:style-name="ce3" office:value-type="float" office:value="52" calcext:value-type="float">
            <text:p>52</text:p>
          </table:table-cell>
          <table:table-cell table:style-name="ce3" office:value-type="string" calcext:value-type="string">
            <text:p>Experience Report</text:p>
          </table:table-cell>
          <table:table-cell table:style-name="ce3" office:value-type="string" calcext:value-type="string">
            <text:p>Zalando</text:p>
          </table:table-cell>
          <table:table-cell table:style-name="ce3" office:value-type="string" calcext:value-type="string">
            <text:p>Software/IT</text:p>
          </table:table-cell>
          <table:table-cell table:style-name="ce3" office:value-type="string" calcext:value-type="string">
            <text:p>Large-scale learning</text:p>
          </table:table-cell>
          <table:table-cell table:style-name="ce3" table:number-columns-repeated="3"/>
          <table:table-cell table:style-name="ce3" office:value-type="string" calcext:value-type="string">
            <text:p>- Massive volume of server logs </text:p>
            <text:p>- Distributed logs over multiple locations</text:p>
          </table:table-cell>
          <table:table-cell table:style-name="ce3" office:value-type="string" calcext:value-type="string">
            <text:p>- Using implicit and explicit feedback</text:p>
            <text:p>- split in offline and online calculation</text:p>
            <text:p>- Record every action from the customer</text:p>
            <text:p>- Running the full offline job pipeline at short, regular intervals</text:p>
            <text:p>- Index data into Apache solr</text:p>
            <text:p>- solr with slave/master architecture (slave mirror the content available from master)</text:p>
            <text:p>- Use metrics like click-through rate and conversion rate</text:p>
            <text:p>- Offline normalized discounted cumulative gain (NDCG) measurements</text:p>
            <text:p>- Testing with A/B tests</text:p>
            <text:p>- Do not use content of the training data to test</text:p>
            <text:p>- Using backdoor-based architecture (to "frees up the recommendation engine from the complexity of managing extrinsic logic")</text:p>
            <text:p>- "L2R model artifact can be loaded directly from the locations where it is saved"</text:p>
          </table:table-cell>
          <table:table-cell table:number-columns-repeated="1014"/>
        </table:table-row>
        <table:table-row table:style-name="ro1">
          <table:table-cell table:style-name="ce3" office:value-type="float" office:value="53" calcext:value-type="float">
            <text:p>53</text:p>
          </table:table-cell>
          <table:table-cell table:style-name="ce3" office:value-type="string" calcext:value-type="string">
            <text:p>Expereince Report </text:p>
          </table:table-cell>
          <table:table-cell table:style-name="ce3" office:value-type="string" calcext:value-type="string">
            <text:p>Pinterest</text:p>
          </table:table-cell>
          <table:table-cell table:style-name="ce3" office:value-type="string" calcext:value-type="string">
            <text:p>Fashion</text:p>
          </table:table-cell>
          <table:table-cell table:style-name="ce3" office:value-type="string" calcext:value-type="string">
            <text:p>Deep Learning</text:p>
          </table:table-cell>
          <table:table-cell table:style-name="ce3" office:value-type="string" calcext:value-type="string">
            <text:p>Visual Search in pinterest</text:p>
          </table:table-cell>
          <table:table-cell table:style-name="ce3" table:number-columns-repeated="2"/>
          <table:table-cell table:style-name="ce3" office:value-type="string" calcext:value-type="string">
            <text:p>- "Training a full CNN to learn a good representation" (time consuming, large amount of data)</text:p>
            <text:p>- Keeping data up to date</text:p>
            <text:p>- "Many pins feature editorial shots such as “street style” outfits, which often link to a website with little additional information on the items featured in the image; 2) Pin images often contain multiple objects"</text:p>
          </table:table-cell>
          <table:table-cell table:style-name="ce3" office:value-type="string" calcext:value-type="string">
            <text:p>- "The use of both text and visual signals for object detection and localization is widely used for Web image retrieval and categorization"</text:p>
            <text:p>- close-up rate (CUR) and click-through rate (CTR) (helpful for search ranking, recommendations systems and ads targeting)</text:p>
            <text:p>- "new images uploaded to Pinterest, and feature evolution" triggers updating the feature collection</text:p>
            <text:p>- Fingerprint update (1.find new image signatures, 2. identifying missing epochs in each feature store and enqueue jobs, 3. feature computation queue, 4. sorted merge for each epoch, 5. merging fingerprints from each epochs)</text:p>
            <text:p>- Design infrastructure to be flexible and reconfigurable</text:p>
            <text:p>- "To conduct evaluation for visual search, we used the image annotations associated with the images as a proxy for relevancy. This approach is commonly used for offline evaluation of visual search systems [20] in addition to human evaluation."</text:p>
            <text:p>- Using GPU-based inference to reduces latencies</text:p>
            <text:p>- Using SimilarLooks feature to solve a challenge</text:p>
            <text:p>- "We collected our evaluation dataset by randomly sampling a set of images from Pinterest’s women’s fashion category"</text:p>
          </table:table-cell>
          <table:table-cell table:number-columns-repeated="1014"/>
        </table:table-row>
        <table:table-row table:style-name="ro1">
          <table:table-cell table:style-name="ce3" office:value-type="float" office:value="54" calcext:value-type="float">
            <text:p>54</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linkedIn could show interesting things</text:p>
          </table:table-cell>
          <table:table-cell table:style-name="ce3" table:number-columns-repeated="2"/>
          <table:table-cell table:style-name="ce3" office:value-type="string" calcext:value-type="string">
            <text:p>- "Cold-start" problem</text:p>
            <text:p>- Scaling</text:p>
          </table:table-cell>
          <table:table-cell table:style-name="ce3" office:value-type="string" calcext:value-type="string">
            <text:p>- two layer architecture (online and offline)</text:p>
            <text:p>- ranked list of recommendations for each member is computed offline</text:p>
            <text:p>- A/B testing</text:p>
            <text:p>- Deliver recommendations to the front-end via an online REST Endpoint</text:p>
            <text:p>- Add random negative training data to get balanced training sets</text:p>
            <text:p>- Also add positive labels</text:p>
            <text:p>- Evaluate course-to-skill mapping with skill coverage and precision and recall</text:p>
            <text:p>- Create mappings to overcome the problem of missing values</text:p>
            <text:p>- Providing context for recommendations improves the perceived relevance of the items recommended</text:p>
            <text:p>- measuring the send-to-open rate</text:p>
            <text:p>- Building a supervised platform</text:p>
            <text:p>- Modularity as fundamental platform design principle</text:p>
            <text:p>- Training is done offline (label generation, Model optimization, Feature Generation Pipeline</text:p>
            <text:p>- downsampling</text:p>
            <text:p>- repository of named and date-versioned member and course features (extracting data from logs, snapshots of the database)</text:p>
            <text:p>- Offline scoring (pre-compute the ranked list and store in online key-value store</text:p>
            <text:p>- Efficient data streaming pipeline</text:p>
            <text:p>- offline pre-filtering (recommendations for model1 only pre-filtered to members that assigns model 1 as the treatment</text:p>
            <text:p>- Using a compact key-value format</text:p>
            <text:p>- offline metrics improvement, not necessary means online metrics improvements</text:p>
            <text:p>- "All member engagements matter for per-member GLMix models"</text:p>
            <text:p>- "Showing new courses does  not always boost online metrics"</text:p>
            <text:p/>
          </table:table-cell>
          <table:table-cell table:number-columns-repeated="1014"/>
        </table:table-row>
        <table:table-row table:style-name="ro1">
          <table:table-cell table:style-name="ce3" office:value-type="float" office:value="55" calcext:value-type="float">
            <text:p>55</text:p>
          </table:table-cell>
          <table:table-cell table:style-name="ce3" office:value-type="string" calcext:value-type="string">
            <text:p>Experience Report</text:p>
          </table:table-cell>
          <table:table-cell table:style-name="ce3" office:value-type="string" calcext:value-type="string">
            <text:p>Netflix</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Recommender systems in industry</text:p>
          </table:table-cell>
          <table:table-cell table:style-name="ce3" table:number-columns-repeated="2"/>
          <table:table-cell table:style-name="ce3" office:value-type="string" calcext:value-type="string">
            <text:p>- Which model will perform the best for a given problem</text:p>
            <text:p>- For online computation the data must be available online</text:p>
            <text:p>- generality comes at the cost of scalability</text:p>
            <text:p>- Explicit Feedback is noisy</text:p>
            <text:p>- Missing metrics to "accurately map to user satisfaction with the recommendations"</text:p>
            <text:p>- Optimizing a system to many metrics at the same time</text:p>
            <text:p>- "We also need to have optimized approaches, appropriate metrics, rapid experimentation frameworks, solid algorithmic techniques, and scalable architectures embedded within a sound methodology for figuring out what actually improves the user experience"</text:p>
          </table:table-cell>
          <table:table-cell table:style-name="ce3" office:value-type="string" calcext:value-type="string">
            <text:p>- Matrix Factorization and Restricted Boltzmann Machines</text:p>
            <text:p>- "Combining many independent models developed by different teams that joined forces" </text:p>
            <text:p>- "Similarity is also an important aspect of personalization"</text:p>
            <text:p>- "Treating ranking as a classification or regression problem is known as a pointwise approach in the family of machine learning techniques known as Learning to Rank."</text:p>
            <text:p>- weighted hybrid model</text:p>
            <text:p>- "Also, many supervised classification methods beyond simple linear models can be used or adapted for ranking"</text:p>
            <text:p>- Take freshness and diversity into account</text:p>
            <text:p>- Include explicit feedback</text:p>
            <text:p>- Each item got rich metadata</text:p>
            <text:p>- Track at which position an interesting object must be placed that the user would click it</text:p>
            <text:p>- "many other data sources related to a user or context such as demographics, language preference, device, location, or time"</text:p>
            <text:p>- Run A/B tests (also parallel)</text:p>
            <text:p>- Use 5 steps for an experiment (Start with hypothesis, Design a test, Implement the test, Execute the test, analyze the test)</text:p>
            <text:p>- run tests on different components as long as there is no conflict between them</text:p>
            <text:p>- Using online-offline testing procedure</text:p>
            <text:p>- "ranking measures such as normalized discounted cumulative gain and their page-level generalizations"</text:p>
            <text:p>- "classification metrics such as accuracy, precision, and recall"</text:p>
            <text:p>- "regression metrics such as RMSE"</text:p>
            <text:p>- "other metrics to track different aspects of recommendation like diversity and coverage"</text:p>
            <text:p>- After offline testing validated a hypothesis it could be tested online by using online A/B tests</text:p>
            <text:p>- Generic three layer architecture</text:p>
            <text:p>- "whole infrastructure runs across the public Amazon Web</text:p>
            <text:p>Services cloud"</text:p>
            <text:p>- "Much of the computation we need for personalization involving machine learning algorithms can be done offline"</text:p>
            <text:p>- run queries in a distributed fashion</text:p>
            <text:p>- Three possible computations (offline, online and nearline)</text:p>
            <text:p>- Using offline computation as fallback</text:p>
            <text:p>- "unsupervised approaches such as clustering also allow for offline computation of the cluster centers and online assignment of clusters"</text:p>
            <text:p>- "information about previous such actions contain highly relevant information for predicting future actions"</text:p>
            <text:p>- models including typical Logistic Regression, Support Vector Machines, or Gradient Boosted</text:p>
            <text:p>Decision Trees</text:p>
            <text:p>- "Some of those metrics include Normalized Discounted Cumulative Gain (NDCG), Mean Average Precision (MAP), Mean Reciprocal Rank (MRR), or Fraction of Concordant Pairs (FCP)" </text:p>
            <text:p>- Controlled user experiments</text:p>
            <text:p>- try to abstract the problem to a simpler one</text:p>
          </table:table-cell>
          <table:table-cell table:number-columns-repeated="1014"/>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_FilterDatabase" table:base-cell-address="$Tabellenblatt1.$A$1" table:cell-range-address="$Tabellenblatt1.$A$1:.$J$1000"/>
        </table:named-expressions>
      </table:table>
      <table:named-expressions/>
      <table:database-ranges>
        <table:database-range table:name="__Anonymous_Sheet_DB__0" table:target-range-address="Tabellenblatt1.A1:Tabellenblatt1.J10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44" meta:object-count="0"/>
    <meta:generator>LibreOfficeDev/6.0.5.2$Linux_X86_64 LibreOffice_project/</meta:generator>
  </office:meta>
</office:document-meta>
</file>